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Ubuntu mono" svg:font-family="'Ubuntu mono', 'Courier New'"/>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5.967cm" fo:margin-left="0cm" fo:margin-top="0cm" fo:margin-bottom="0cm" table:align="left" style:writing-mode="lr-tb"/>
    </style:style>
    <style:style style:name="Tableau1.A" style:family="table-column">
      <style:table-column-properties style:column-width="0.744cm"/>
    </style:style>
    <style:style style:name="Tableau1.B" style:family="table-column">
      <style:table-column-properties style:column-width="0.746cm"/>
    </style:style>
    <style:style style:name="Tableau1.1" style:family="table-row">
      <style:table-row-properties fo:keep-together="auto"/>
    </style:style>
    <style:style style:name="Tableau1.A1" style:family="table-cell">
      <style:table-cell-properties fo:padding="0.176cm" fo:border="1pt solid #000000"/>
    </style:style>
    <style:style style:name="Tableau2" style:family="table">
      <style:table-properties style:width="5.967cm" fo:margin-left="0cm" fo:margin-top="0cm" fo:margin-bottom="0cm" table:align="left" style:writing-mode="lr-tb"/>
    </style:style>
    <style:style style:name="Tableau2.A" style:family="table-column">
      <style:table-column-properties style:column-width="0.744cm"/>
    </style:style>
    <style:style style:name="Tableau2.B" style:family="table-column">
      <style:table-column-properties style:column-width="0.746cm"/>
    </style:style>
    <style:style style:name="Tableau2.1" style:family="table-row">
      <style:table-row-properties fo:keep-together="auto"/>
    </style:style>
    <style:style style:name="Tableau2.A1" style:family="table-cell">
      <style:table-cell-properties fo:padding="0.176cm" fo:border="1pt solid #000000"/>
    </style:style>
    <style:style style:name="Tableau3" style:family="table">
      <style:table-properties style:width="8.32cm" fo:margin-left="0cm" fo:margin-top="0cm" fo:margin-bottom="0cm" table:align="left" style:writing-mode="lr-tb"/>
    </style:style>
    <style:style style:name="Tableau3.A" style:family="table-column">
      <style:table-column-properties style:column-width="1.138cm"/>
    </style:style>
    <style:style style:name="Tableau3.E" style:family="table-column">
      <style:table-column-properties style:column-width="0.746cm"/>
    </style:style>
    <style:style style:name="Tableau3.1" style:family="table-row">
      <style:table-row-properties fo:keep-together="auto"/>
    </style:style>
    <style:style style:name="Tableau3.A1" style:family="table-cell">
      <style:table-cell-properties fo:padding="0.176cm" fo:border="1pt solid #000000"/>
    </style:style>
    <style:style style:name="Tableau4" style:family="table">
      <style:table-properties style:width="3.376cm" fo:margin-left="0cm" fo:margin-top="0cm" fo:margin-bottom="0cm" table:align="left" style:writing-mode="lr-tb"/>
    </style:style>
    <style:style style:name="Tableau4.A" style:family="table-column">
      <style:table-column-properties style:column-width="0.744cm"/>
    </style:style>
    <style:style style:name="Tableau4.B" style:family="table-column">
      <style:table-column-properties style:column-width="0.746cm"/>
    </style:style>
    <style:style style:name="Tableau4.D" style:family="table-column">
      <style:table-column-properties style:column-width="1.138cm"/>
    </style:style>
    <style:style style:name="Tableau4.1" style:family="table-row">
      <style:table-row-properties fo:keep-together="auto"/>
    </style:style>
    <style:style style:name="Tableau4.A1" style:family="table-cell">
      <style:table-cell-properties fo:padding="0.176cm" fo:border="1pt solid #000000"/>
    </style:style>
    <style:style style:name="Tableau5" style:family="table">
      <style:table-properties style:width="1.492cm" fo:margin-left="0cm" fo:margin-top="0cm" fo:margin-bottom="0cm" table:align="left" style:writing-mode="lr-tb"/>
    </style:style>
    <style:style style:name="Tableau5.A" style:family="table-column">
      <style:table-column-properties style:column-width="0.746cm"/>
    </style:style>
    <style:style style:name="Tableau5.B" style:family="table-column">
      <style:table-column-properties style:column-width="0.744cm"/>
    </style:style>
    <style:style style:name="Tableau5.1" style:family="table-row">
      <style:table-row-properties fo:keep-together="auto"/>
    </style:style>
    <style:style style:name="Tableau5.A1" style:family="table-cell">
      <style:table-cell-properties fo:padding="0.176cm" fo:border="1pt solid #000000"/>
    </style:style>
    <style:style style:name="P1" style:family="paragraph" style:parent-style-name="Standard">
      <style:text-properties fo:font-size="14pt" style:font-size-asian="14pt" style:font-size-complex="14pt"/>
    </style:style>
    <style:style style:name="P2" style:family="paragraph" style:parent-style-name="Standard">
      <style:text-properties fo:font-size="14pt" fo:background-color="#81d41a" style:font-size-asian="14pt" style:font-size-complex="14pt"/>
    </style:style>
    <style:style style:name="P3" style:family="paragraph" style:parent-style-name="Standard">
      <style:text-properties fo:font-size="14pt" officeooo:rsid="0018a801" officeooo:paragraph-rsid="0018a801" fo:background-color="#81d41a" style:font-size-asian="14pt" style:font-size-complex="14pt"/>
    </style:style>
    <style:style style:name="P4" style:family="paragraph" style:parent-style-name="Standard">
      <style:text-properties fo:font-size="14pt" fo:background-color="transparent" style:font-size-asian="14pt" style:font-size-complex="14pt"/>
    </style:style>
    <style:style style:name="P5" style:family="paragraph" style:parent-style-name="Standard">
      <style:text-properties fo:color="#000000" fo:font-size="14pt" fo:background-color="#81d41a" style:font-size-asian="14pt" style:font-size-complex="14pt"/>
    </style:style>
    <style:style style:name="P6" style:family="paragraph" style:parent-style-name="Standard">
      <style:paragraph-properties fo:margin-top="0cm" fo:margin-bottom="0cm" loext:contextual-spacing="false" fo:line-height="100%"/>
      <style:text-properties style:font-name="Times New Roman" fo:font-size="14pt" officeooo:paragraph-rsid="000a02fd" style:font-name-asian="Times New Roman1" style:font-size-asian="14pt" style:language-asian="fr" style:country-asian="FR" style:font-name-complex="Times New Roman1" style:font-size-complex="14pt"/>
    </style:style>
    <style:style style:name="P7" style:family="paragraph" style:parent-style-name="Standard">
      <style:paragraph-properties fo:margin-top="0cm" fo:margin-bottom="0cm" loext:contextual-spacing="false" fo:line-height="100%"/>
      <style:text-properties style:font-name="Times New Roman" fo:font-size="14pt" officeooo:paragraph-rsid="000ca13e" style:font-name-asian="Times New Roman1" style:font-size-asian="14pt" style:language-asian="fr" style:country-asian="FR" style:font-name-complex="Times New Roman1" style:font-size-complex="14pt"/>
    </style:style>
    <style:style style:name="P8" style:family="paragraph" style:parent-style-name="Standard">
      <style:paragraph-properties fo:margin-top="0cm" fo:margin-bottom="0cm" loext:contextual-spacing="false" fo:line-height="100%"/>
      <style:text-properties style:font-name="Times New Roman" fo:font-size="14pt" officeooo:paragraph-rsid="000ed7bc" style:font-name-asian="Times New Roman1" style:font-size-asian="14pt" style:language-asian="fr" style:country-asian="FR" style:font-name-complex="Times New Roman1" style:font-size-complex="14pt"/>
    </style:style>
    <style:style style:name="P9" style:family="paragraph" style:parent-style-name="Standard">
      <style:paragraph-properties fo:margin-top="0cm" fo:margin-bottom="0cm" loext:contextual-spacing="false" fo:line-height="100%"/>
      <style:text-properties style:font-name="Times New Roman" fo:font-size="14pt" officeooo:rsid="000b7a63" officeooo:paragraph-rsid="000ca13e" style:font-name-asian="Times New Roman1" style:font-size-asian="14pt" style:language-asian="fr" style:country-asian="FR" style:font-name-complex="Times New Roman1" style:font-size-complex="14pt"/>
    </style:style>
    <style:style style:name="P10" style:family="paragraph" style:parent-style-name="Standard">
      <style:paragraph-properties fo:margin-top="0cm" fo:margin-bottom="0cm" loext:contextual-spacing="false" fo:line-height="100%"/>
      <style:text-properties style:font-name="Times New Roman" fo:font-size="14pt" officeooo:rsid="000b7a63" officeooo:paragraph-rsid="000b7a63" fo:background-color="#81d41a" style:font-name-asian="Times New Roman1" style:font-size-asian="14pt" style:language-asian="fr" style:country-asian="FR" style:font-name-complex="Times New Roman1" style:font-size-complex="14pt"/>
    </style:style>
    <style:style style:name="P11" style:family="paragraph" style:parent-style-name="Standard">
      <style:paragraph-properties fo:margin-top="0cm" fo:margin-bottom="0cm" loext:contextual-spacing="false" fo:line-height="100%"/>
      <style:text-properties style:font-name="Times New Roman" fo:font-size="14pt" officeooo:rsid="000b7a63" officeooo:paragraph-rsid="000ca13e" fo:background-color="#81d41a" style:font-name-asian="Times New Roman1" style:font-size-asian="14pt" style:language-asian="fr" style:country-asian="FR" style:font-name-complex="Times New Roman1" style:font-size-complex="14pt"/>
    </style:style>
    <style:style style:name="P12" style:family="paragraph" style:parent-style-name="Standard">
      <style:paragraph-properties fo:margin-top="0cm" fo:margin-bottom="0cm" loext:contextual-spacing="false" fo:line-height="100%"/>
      <style:text-properties style:font-name="Times New Roman" fo:font-size="14pt" officeooo:rsid="000ca13e" officeooo:paragraph-rsid="000ca13e" fo:background-color="#81d41a" style:font-name-asian="Times New Roman1" style:font-size-asian="14pt" style:language-asian="fr" style:country-asian="FR" style:font-name-complex="Times New Roman1" style:font-size-complex="14pt"/>
    </style:style>
    <style:style style:name="P13" style:family="paragraph" style:parent-style-name="Standard">
      <style:paragraph-properties fo:margin-top="0cm" fo:margin-bottom="0cm" loext:contextual-spacing="false" fo:line-height="100%"/>
      <style:text-properties fo:font-size="14pt" officeooo:paragraph-rsid="000a02fd" style:font-size-asian="14pt" style:font-size-complex="14pt"/>
    </style:style>
    <style:style style:name="P14" style:family="paragraph" style:parent-style-name="Standard">
      <style:paragraph-properties fo:margin-top="0cm" fo:margin-bottom="0cm" loext:contextual-spacing="false" fo:line-height="100%" fo:text-align="center" style:justify-single-word="false"/>
      <style:text-properties fo:font-size="14pt" officeooo:paragraph-rsid="000a02fd" style:font-size-asian="14pt" style:font-size-complex="14pt"/>
    </style:style>
    <style:style style:name="P15" style:family="paragraph" style:parent-style-name="Standard">
      <style:paragraph-properties fo:margin-top="0cm" fo:margin-bottom="0cm" loext:contextual-spacing="false" fo:line-height="100%" fo:text-align="center" style:justify-single-word="false"/>
      <style:text-properties fo:font-size="14pt" officeooo:paragraph-rsid="000ed7bc" style:font-size-asian="14pt" style:font-size-complex="14pt"/>
    </style:style>
    <style:style style:name="P16" style:family="paragraph" style:parent-style-name="Standard">
      <style:paragraph-properties fo:margin-top="0cm" fo:margin-bottom="0cm" loext:contextual-spacing="false" fo:line-height="100%"/>
      <style:text-properties fo:font-size="14pt" officeooo:paragraph-rsid="000ed7bc" style:font-size-asian="14pt" style:font-size-complex="14pt"/>
    </style:style>
    <style:style style:name="P17" style:family="paragraph" style:parent-style-name="Standard">
      <style:paragraph-properties fo:margin-top="0cm" fo:margin-bottom="0cm" loext:contextual-spacing="false" fo:line-height="100%"/>
      <style:text-properties fo:font-size="14pt" officeooo:paragraph-rsid="000fb3c5" style:font-size-asian="14pt" style:font-size-complex="14pt"/>
    </style:style>
    <style:style style:name="P18" style:family="paragraph" style:parent-style-name="Standard">
      <style:paragraph-properties fo:margin-top="0cm" fo:margin-bottom="0cm" loext:contextual-spacing="false" fo:line-height="100%"/>
      <style:text-properties fo:font-size="14pt" officeooo:paragraph-rsid="001402b0" style:font-size-asian="14pt" style:font-size-complex="14pt"/>
    </style:style>
    <style:style style:name="P19" style:family="paragraph" style:parent-style-name="Standard">
      <style:paragraph-properties fo:margin-top="0cm" fo:margin-bottom="0cm" loext:contextual-spacing="false" fo:line-height="100%"/>
      <style:text-properties fo:font-size="14pt" officeooo:rsid="000b7a63" officeooo:paragraph-rsid="000b7a63" style:font-size-asian="14pt" style:font-size-complex="14pt"/>
    </style:style>
    <style:style style:name="P20" style:family="paragraph" style:parent-style-name="Standard">
      <style:paragraph-properties fo:margin-top="0.071cm" fo:margin-bottom="0.071cm" loext:contextual-spacing="false" fo:line-height="100%" fo:text-align="justify" style:justify-single-word="false"/>
      <style:text-properties style:font-name="Times New Roman" fo:font-size="14pt" officeooo:rsid="000b7a63" officeooo:paragraph-rsid="000ed7bc" style:font-name-asian="Times New Roman1" style:font-size-asian="14pt" style:language-asian="fr" style:country-asian="FR" style:font-name-complex="Times New Roman1" style:font-size-complex="14pt"/>
    </style:style>
    <style:style style:name="P21" style:family="paragraph" style:parent-style-name="Standard">
      <style:paragraph-properties fo:margin-top="0.071cm" fo:margin-bottom="0.071cm" loext:contextual-spacing="false" fo:line-height="100%" fo:text-align="justify" style:justify-single-word="false"/>
      <style:text-properties style:font-name="Times New Roman" fo:font-size="14pt" officeooo:rsid="000ed7bc" officeooo:paragraph-rsid="000ed7bc" style:font-name-asian="Times New Roman1" style:font-size-asian="14pt" style:language-asian="fr" style:country-asian="FR" style:font-name-complex="Times New Roman1" style:font-size-complex="14pt"/>
    </style:style>
    <style:style style:name="P22" style:family="paragraph" style:parent-style-name="Standard">
      <style:paragraph-properties fo:margin-top="0.071cm" fo:margin-bottom="0.071cm" loext:contextual-spacing="false" fo:line-height="100%" fo:text-align="justify" style:justify-single-word="false"/>
      <style:text-properties style:font-name="Times New Roman" fo:font-size="14pt" officeooo:rsid="000ed7bc" officeooo:paragraph-rsid="000fb3c5" style:font-name-asian="Times New Roman1" style:font-size-asian="14pt" style:language-asian="fr" style:country-asian="FR" style:font-name-complex="Times New Roman1" style:font-size-complex="14pt"/>
    </style:style>
    <style:style style:name="P23" style:family="paragraph" style:parent-style-name="Standard">
      <style:paragraph-properties fo:margin-top="0.071cm" fo:margin-bottom="0.071cm" loext:contextual-spacing="false" fo:line-height="100%" fo:text-align="justify" style:justify-single-word="false"/>
      <style:text-properties style:font-name="Times New Roman" fo:font-size="14pt" officeooo:rsid="001167dd" officeooo:paragraph-rsid="001167dd" style:font-name-asian="Times New Roman1" style:font-size-asian="14pt" style:language-asian="fr" style:country-asian="FR" style:font-name-complex="Times New Roman1" style:font-size-complex="14pt"/>
    </style:style>
    <style:style style:name="P24" style:family="paragraph" style:parent-style-name="Standard">
      <style:paragraph-properties fo:margin-top="0.071cm" fo:margin-bottom="0.071cm" loext:contextual-spacing="false" fo:line-height="100%" fo:text-align="justify" style:justify-single-word="false"/>
      <style:text-properties style:font-name="Times New Roman" fo:font-size="14pt" officeooo:rsid="001167dd" officeooo:paragraph-rsid="001402b0" style:font-name-asian="Times New Roman1" style:font-size-asian="14pt" style:language-asian="fr" style:country-asian="FR" style:font-name-complex="Times New Roman1" style:font-size-complex="14pt"/>
    </style:style>
    <style:style style:name="P25" style:family="paragraph" style:parent-style-name="Standard">
      <style:paragraph-properties fo:margin-top="0.071cm" fo:margin-bottom="0.071cm" loext:contextual-spacing="false" fo:line-height="100%" fo:text-align="justify" style:justify-single-word="false"/>
      <style:text-properties style:font-name="Times New Roman" fo:font-size="14pt" officeooo:rsid="000ed7bc" officeooo:paragraph-rsid="000ed7bc" fo:background-color="#81d41a" style:font-name-asian="Times New Roman1" style:font-size-asian="14pt" style:language-asian="fr" style:country-asian="FR" style:font-name-complex="Times New Roman1" style:font-size-complex="14pt"/>
    </style:style>
    <style:style style:name="P26" style:family="paragraph" style:parent-style-name="Standard">
      <style:paragraph-properties fo:margin-top="0.071cm" fo:margin-bottom="0.071cm" loext:contextual-spacing="false" fo:line-height="100%" fo:text-align="justify" style:justify-single-word="false"/>
      <style:text-properties style:font-name="Times New Roman" fo:font-size="14pt" officeooo:rsid="00111b17" officeooo:paragraph-rsid="00111b17" fo:background-color="#81d41a" style:font-name-asian="Times New Roman1" style:font-size-asian="14pt" style:language-asian="fr" style:country-asian="FR" style:font-name-complex="Times New Roman1" style:font-size-complex="14pt"/>
    </style:style>
    <style:style style:name="P27" style:family="paragraph" style:parent-style-name="Standard">
      <style:paragraph-properties fo:margin-top="0.071cm" fo:margin-bottom="0.071cm" loext:contextual-spacing="false" fo:line-height="100%" fo:text-align="justify" style:justify-single-word="false"/>
      <style:text-properties style:font-name="Times New Roman" fo:font-size="14pt" officeooo:rsid="00111b17" officeooo:paragraph-rsid="001167dd" fo:background-color="#81d41a" style:font-name-asian="Times New Roman1" style:font-size-asian="14pt" style:language-asian="fr" style:country-asian="FR" style:font-name-complex="Times New Roman1" style:font-size-complex="14pt"/>
    </style:style>
    <style:style style:name="P28" style:family="paragraph" style:parent-style-name="Standard">
      <style:paragraph-properties fo:margin-top="0.071cm" fo:margin-bottom="0.071cm" loext:contextual-spacing="false" fo:line-height="100%" fo:text-align="justify" style:justify-single-word="false"/>
      <style:text-properties style:font-name="Times New Roman" fo:font-size="14pt" officeooo:rsid="00111b17" officeooo:paragraph-rsid="001fcffe" fo:background-color="#81d41a" style:font-name-asian="Times New Roman1" style:font-size-asian="14pt" style:language-asian="fr" style:country-asian="FR" style:font-name-complex="Times New Roman1" style:font-size-complex="14pt"/>
    </style:style>
    <style:style style:name="P29" style:family="paragraph" style:parent-style-name="Standard">
      <style:paragraph-properties fo:margin-top="0.071cm" fo:margin-bottom="0.071cm" loext:contextual-spacing="false" fo:line-height="100%" fo:text-align="justify" style:justify-single-word="false"/>
      <style:text-properties style:font-name="Times New Roman" fo:font-size="14pt" officeooo:rsid="001167dd" officeooo:paragraph-rsid="001167dd" fo:background-color="#81d41a" style:font-name-asian="Times New Roman1" style:font-size-asian="14pt" style:language-asian="fr" style:country-asian="FR" style:font-name-complex="Times New Roman1" style:font-size-complex="14pt"/>
    </style:style>
    <style:style style:name="P30" style:family="paragraph" style:parent-style-name="Standard">
      <style:paragraph-properties fo:margin-top="0.071cm" fo:margin-bottom="0.071cm" loext:contextual-spacing="false" fo:line-height="100%" fo:text-align="justify" style:justify-single-word="false"/>
      <style:text-properties style:font-name="Times New Roman" fo:font-size="14pt" officeooo:rsid="00172da4" officeooo:paragraph-rsid="00172da4" fo:background-color="#81d41a" style:font-name-asian="Times New Roman1" style:font-size-asian="14pt" style:language-asian="fr" style:country-asian="FR" style:font-name-complex="Times New Roman1" style:font-size-complex="14pt"/>
    </style:style>
    <style:style style:name="P31" style:family="paragraph" style:parent-style-name="Standard">
      <style:paragraph-properties fo:margin-top="0.071cm" fo:margin-bottom="0.071cm" loext:contextual-spacing="false" fo:line-height="100%" fo:text-align="justify" style:justify-single-word="false"/>
      <style:text-properties style:font-name="Times New Roman" fo:font-size="14pt" officeooo:rsid="00156a4c" officeooo:paragraph-rsid="00156a4c" fo:background-color="#81d41a" style:font-name-asian="Times New Roman1" style:font-size-asian="14pt" style:language-asian="fr" style:country-asian="FR" style:font-name-complex="Times New Roman1" style:font-size-complex="14pt"/>
    </style:style>
    <style:style style:name="P32" style:family="paragraph" style:parent-style-name="Standard">
      <style:paragraph-properties fo:margin-top="0.071cm" fo:margin-bottom="0.071cm" loext:contextual-spacing="false" fo:line-height="100%" fo:text-align="justify" style:justify-single-word="false"/>
      <style:text-properties style:font-name="Times New Roman" fo:font-size="14pt" officeooo:rsid="00156a4c" officeooo:paragraph-rsid="0018a801" fo:background-color="#81d41a" style:font-name-asian="Times New Roman1" style:font-size-asian="14pt" style:language-asian="fr" style:country-asian="FR" style:font-name-complex="Times New Roman1" style:font-size-complex="14pt"/>
    </style:style>
    <style:style style:name="P33" style:family="paragraph" style:parent-style-name="Standard">
      <style:paragraph-properties fo:margin-top="0.071cm" fo:margin-bottom="0.071cm" loext:contextual-spacing="false" fo:line-height="100%" fo:text-align="justify" style:justify-single-word="false"/>
      <style:text-properties style:font-name="Times New Roman" fo:font-size="14pt" officeooo:rsid="00170dfc" officeooo:paragraph-rsid="00170dfc" fo:background-color="#81d41a" style:font-name-asian="Times New Roman1" style:font-size-asian="14pt" style:language-asian="fr" style:country-asian="FR" style:font-name-complex="Times New Roman1" style:font-size-complex="14pt"/>
    </style:style>
    <style:style style:name="P34" style:family="paragraph" style:parent-style-name="Standard">
      <style:paragraph-properties fo:margin-top="0.071cm" fo:margin-bottom="0.071cm" loext:contextual-spacing="false" fo:line-height="100%" fo:text-align="justify" style:justify-single-word="false"/>
      <style:text-properties style:font-name="Times New Roman" fo:font-size="14pt" officeooo:rsid="0018a801" officeooo:paragraph-rsid="0018a801" fo:background-color="#81d41a" style:font-name-asian="Times New Roman1" style:font-size-asian="14pt" style:language-asian="fr" style:country-asian="FR" style:font-name-complex="Times New Roman1" style:font-size-complex="14pt"/>
    </style:style>
    <style:style style:name="P35" style:family="paragraph" style:parent-style-name="Standard">
      <style:paragraph-properties fo:margin-top="0.071cm" fo:margin-bottom="0.071cm" loext:contextual-spacing="false" fo:line-height="100%" fo:text-align="justify" style:justify-single-word="false"/>
      <style:text-properties style:font-name="Times New Roman" fo:font-size="14pt" officeooo:rsid="001fcffe" officeooo:paragraph-rsid="001fcffe" fo:background-color="#81d41a" style:font-name-asian="Times New Roman1" style:font-size-asian="14pt" style:language-asian="fr" style:country-asian="FR" style:font-name-complex="Times New Roman1" style:font-size-complex="14pt"/>
    </style:style>
    <style:style style:name="P36" style:family="paragraph" style:parent-style-name="Standard">
      <style:paragraph-properties fo:margin-top="0.071cm" fo:margin-bottom="0.071cm" loext:contextual-spacing="false" fo:line-height="100%"/>
      <style:text-properties fo:font-size="14pt" officeooo:paragraph-rsid="000a02fd" style:font-size-asian="14pt" style:font-size-complex="14pt"/>
    </style:style>
    <style:style style:name="P37" style:family="paragraph" style:parent-style-name="Standard">
      <style:paragraph-properties fo:margin-top="0.071cm" fo:margin-bottom="0.071cm" loext:contextual-spacing="false" fo:line-height="100%"/>
      <style:text-properties fo:font-size="14pt" officeooo:paragraph-rsid="000ed7bc" style:font-size-asian="14pt" style:font-size-complex="14pt"/>
    </style:style>
    <style:style style:name="P38" style:family="paragraph" style:parent-style-name="Standard">
      <style:paragraph-properties fo:margin-top="0.071cm" fo:margin-bottom="0.071cm" loext:contextual-spacing="false" fo:line-height="100%" fo:text-align="justify" style:justify-single-word="false"/>
      <style:text-properties fo:font-size="14pt" officeooo:paragraph-rsid="000ed7bc" style:font-size-asian="14pt" style:font-size-complex="14pt"/>
    </style:style>
    <style:style style:name="P39" style:family="paragraph" style:parent-style-name="Standard">
      <style:paragraph-properties fo:margin-top="0.071cm" fo:margin-bottom="0.071cm" loext:contextual-spacing="false" fo:line-height="100%" fo:text-align="justify" style:justify-single-word="false"/>
      <style:text-properties fo:font-size="14pt" officeooo:paragraph-rsid="000fb3c5" fo:background-color="#81d41a" style:font-size-asian="14pt" style:font-size-complex="14pt"/>
    </style:style>
    <style:style style:name="T1" style:family="text">
      <style:text-properties fo:color="#000000" style:font-name="Arial" fo:font-size="14pt" style:font-name-asian="Times New Roman1" style:font-size-asian="14pt" style:language-asian="fr" style:country-asian="FR" style:font-name-complex="Arial2" style:font-size-complex="14pt"/>
    </style:style>
    <style:style style:name="T2" style:family="text">
      <style:text-properties fo:color="#000000" style:font-name="Arial" fo:font-size="14pt" style:font-size-asian="14pt" style:font-name-complex="Arial2" style:font-size-complex="14pt"/>
    </style:style>
    <style:style style:name="T3" style:family="text">
      <style:text-properties fo:color="#000000" style:font-name="Arial" fo:font-size="14pt" fo:background-color="#ffffff" loext:char-shading-value="0" style:font-name-asian="Times New Roman1" style:font-size-asian="14pt" style:language-asian="fr" style:country-asian="FR" style:font-name-complex="Arial2" style:font-size-complex="14pt"/>
    </style:style>
    <style:style style:name="T4" style:family="text">
      <style:text-properties fo:color="#000000" style:font-name="Arial" fo:font-size="14pt" officeooo:rsid="000ed7bc" fo:background-color="#ffffff" loext:char-shading-value="0" style:font-name-asian="Times New Roman1" style:font-size-asian="14pt" style:language-asian="fr" style:country-asian="FR" style:font-name-complex="Arial2" style:font-size-complex="14pt"/>
    </style:style>
    <style:style style:name="T5" style:family="text">
      <style:text-properties fo:color="#000000" style:font-name="Arial" fo:font-size="14pt" officeooo:rsid="00111b17" fo:background-color="#ffffff" loext:char-shading-value="0" style:font-name-asian="Times New Roman1" style:font-size-asian="14pt" style:language-asian="fr" style:country-asian="FR" style:font-name-complex="Arial2" style:font-size-complex="14pt"/>
    </style:style>
    <style:style style:name="T6" style:family="text">
      <style:text-properties fo:color="#000000" style:font-name="Arial" fo:font-size="14pt" fo:background-color="#ffffff" loext:char-shading-value="0" style:font-size-asian="14pt" style:font-name-complex="Arial2" style:font-size-complex="14pt"/>
    </style:style>
    <style:style style:name="T7" style:family="text">
      <style:text-properties fo:color="#000000" style:font-name="Arial" fo:font-size="14pt" officeooo:rsid="001167dd" fo:background-color="#ffffff" loext:char-shading-value="0" style:font-size-asian="14pt" style:font-name-complex="Arial2" style:font-size-complex="14pt"/>
    </style:style>
    <style:style style:name="T8" style:family="text">
      <style:text-properties fo:color="#000000" style:font-name="Arial" fo:font-size="14pt" officeooo:rsid="0015d9cc" fo:background-color="#ffffff" loext:char-shading-value="0" style:font-size-asian="14pt" style:font-name-complex="Arial2" style:font-size-complex="14pt"/>
    </style:style>
    <style:style style:name="T9" style:family="text">
      <style:text-properties fo:color="#000000" style:font-name="Arial" fo:font-size="14pt" officeooo:rsid="00172da4" fo:background-color="#ffffff" loext:char-shading-value="0" style:font-size-asian="14pt" style:font-name-complex="Arial2" style:font-size-complex="14pt"/>
    </style:style>
    <style:style style:name="T10" style:family="text">
      <style:text-properties fo:color="#000000" style:font-name="Arial" fo:font-size="20pt" fo:font-weight="bold" style:font-name-asian="Times New Roman1" style:font-size-asian="20pt" style:language-asian="fr" style:country-asian="FR" style:font-weight-asian="bold" style:font-name-complex="Arial2" style:font-size-complex="20pt" style:font-weight-complex="bold"/>
    </style:style>
    <style:style style:name="T11" style:family="text">
      <style:text-properties fo:color="#000000" style:font-name="Arial" style:font-name-asian="Times New Roman1" style:language-asian="fr" style:country-asian="FR" style:font-name-complex="Arial2"/>
    </style:style>
    <style:style style:name="T12" style:family="text">
      <style:text-properties fo:color="#000000" style:font-name="Arial" officeooo:rsid="000ed7bc" style:font-name-asian="Times New Roman1" style:language-asian="fr" style:country-asian="FR" style:font-name-complex="Arial2"/>
    </style:style>
    <style:style style:name="T13" style:family="text">
      <style:text-properties fo:color="#000000" style:font-name="Arial" officeooo:rsid="000ed7bc" style:font-name-asian="Times New Roman1" style:language-asian="fr" style:country-asian="FR" style:font-name-complex="Arial2"/>
    </style:style>
    <style:style style:name="T14" style:family="text">
      <style:text-properties fo:color="#000000" style:font-name="Arial" officeooo:rsid="00111b17" style:font-name-asian="Times New Roman1" style:language-asian="fr" style:country-asian="FR" style:font-name-complex="Arial2"/>
    </style:style>
    <style:style style:name="T15" style:family="text">
      <style:text-properties fo:color="#000000" style:font-name="Arial" officeooo:rsid="00111b17" style:font-name-asian="Times New Roman1" style:language-asian="fr" style:country-asian="FR" style:font-name-complex="Arial2"/>
    </style:style>
    <style:style style:name="T16" style:family="text">
      <style:text-properties fo:color="#000000" style:font-name="Arial" fo:font-weight="bold" style:font-name-asian="Times New Roman1" style:language-asian="fr" style:country-asian="FR" style:font-weight-asian="bold" style:font-name-complex="Arial2" style:font-weight-complex="bold"/>
    </style:style>
    <style:style style:name="T17" style:family="text">
      <style:text-properties fo:color="#000000" style:font-name="Arial" fo:background-color="#ffffff" loext:char-shading-value="0" style:font-name-asian="Times New Roman1" style:language-asian="fr" style:country-asian="FR" style:font-name-complex="Arial2"/>
    </style:style>
    <style:style style:name="T18" style:family="text">
      <style:text-properties fo:color="#000000" style:font-name="Arial" officeooo:rsid="000ed7bc" fo:background-color="#ffffff" loext:char-shading-value="0" style:font-name-asian="Times New Roman1" style:language-asian="fr" style:country-asian="FR" style:font-name-complex="Arial2"/>
    </style:style>
    <style:style style:name="T19" style:family="text">
      <style:text-properties fo:color="#000000" style:font-name="Arial" officeooo:rsid="00111b17" fo:background-color="#ffffff" loext:char-shading-value="0" style:font-name-asian="Times New Roman1" style:language-asian="fr" style:country-asian="FR" style:font-name-complex="Arial2"/>
    </style:style>
    <style:style style:name="T20" style:family="text">
      <style:text-properties fo:color="#000000" style:font-name="Arial" fo:background-color="#ffffff" loext:char-shading-value="0" style:font-name-complex="Arial2"/>
    </style:style>
    <style:style style:name="T21" style:family="text">
      <style:text-properties fo:color="#000000" style:font-name="Arial" officeooo:rsid="001167dd" fo:background-color="#ffffff" loext:char-shading-value="0" style:font-name-complex="Arial2"/>
    </style:style>
    <style:style style:name="T22" style:family="text">
      <style:text-properties fo:color="#000000" style:font-name="Arial" officeooo:rsid="00172da4" fo:background-color="#ffffff" loext:char-shading-value="0" style:font-name-complex="Arial2"/>
    </style:style>
    <style:style style:name="T23" style:family="text">
      <style:text-properties fo:color="#000000" style:font-name="Arial" officeooo:rsid="0015d9cc" fo:background-color="#ffffff" loext:char-shading-value="0" style:font-name-complex="Arial2"/>
    </style:style>
    <style:style style:name="T24" style:family="text">
      <style:text-properties fo:color="#000000" style:font-name="Arial" style:font-name-complex="Arial2"/>
    </style:style>
    <style:style style:name="T25" style:family="text">
      <style:text-properties fo:color="#000000" style:font-name="Arial" style:font-name-complex="Arial2"/>
    </style:style>
    <style:style style:name="T26" style:family="text">
      <style:text-properties fo:color="#000000" style:font-name="Arial" style:font-name-complex="Arial2"/>
    </style:style>
    <style:style style:name="T27" style:family="text">
      <style:text-properties fo:color="#000000" style:font-name="Arial" officeooo:rsid="001167dd" style:font-name-complex="Arial2"/>
    </style:style>
    <style:style style:name="T28" style:family="text">
      <style:text-properties fo:color="#000000" style:font-name="Arial" officeooo:rsid="001167dd" style:font-name-complex="Arial2"/>
    </style:style>
    <style:style style:name="T29" style:family="text">
      <style:text-properties fo:color="#000000" style:font-name="Arial" officeooo:rsid="00172da4" style:font-name-complex="Arial2"/>
    </style:style>
    <style:style style:name="T30" style:family="text">
      <style:text-properties fo:color="#000000" style:font-name="Arial" officeooo:rsid="00172da4" style:font-name-complex="Arial2"/>
    </style:style>
    <style:style style:name="T31" style:family="text">
      <style:text-properties fo:color="#000000" style:font-name="Arial" officeooo:rsid="0015d9cc" style:font-name-complex="Arial2"/>
    </style:style>
    <style:style style:name="T32" style:family="text">
      <style:text-properties fo:color="#000000" style:font-name="Arial" officeooo:rsid="0015d9cc" style:font-name-complex="Arial2"/>
    </style:style>
    <style:style style:name="T33" style:family="text">
      <style:text-properties fo:color="#a7074b" style:font-name="Arial" fo:font-size="20pt" fo:font-weight="bold" style:font-name-asian="Times New Roman1" style:font-size-asian="20pt" style:language-asian="fr" style:country-asian="FR" style:font-weight-asian="bold" style:font-name-complex="Arial2" style:font-size-complex="20pt" style:font-weight-complex="bold"/>
    </style:style>
    <style:style style:name="T34" style:family="text">
      <style:text-properties fo:color="#a7074b" style:font-name="Arial" fo:font-weight="bold" style:font-name-asian="Times New Roman1" style:language-asian="fr" style:country-asian="FR" style:font-weight-asian="bold" style:font-name-complex="Arial2" style:font-weight-complex="bold"/>
    </style:style>
    <style:style style:name="T35" style:family="text">
      <style:text-properties officeooo:rsid="000b7a63"/>
    </style:style>
    <style:style style:name="T36" style:family="text">
      <style:text-properties fo:font-variant="normal" fo:text-transform="none" fo:color="#000000" style:font-name="Ubuntu mono" fo:letter-spacing="normal" fo:font-style="normal" fo:font-weight="normal"/>
    </style:style>
    <style:style style:name="T37" style:family="text">
      <style:text-properties fo:font-variant="normal" fo:text-transform="none" fo:color="#000000" style:font-name="Arial" fo:font-size="14pt" fo:letter-spacing="normal" fo:font-style="normal" fo:font-weight="normal" fo:background-color="#ffffff" loext:char-shading-value="0" style:font-size-asian="14pt" style:font-name-complex="Arial2" style:font-size-complex="14pt"/>
    </style:style>
    <style:style style:name="T38" style:family="text">
      <style:text-properties fo:font-variant="normal" fo:text-transform="none" fo:color="#000000" style:font-name="Arial" fo:font-size="14pt" fo:letter-spacing="normal" fo:font-style="normal" fo:font-weight="normal" officeooo:rsid="001167dd" fo:background-color="#ffffff" loext:char-shading-value="0" style:font-size-asian="14pt" style:font-name-complex="Arial2" style:font-size-complex="14pt"/>
    </style:style>
    <style:style style:name="T39" style:family="text">
      <style:text-properties fo:font-variant="normal" fo:text-transform="none" fo:color="#000000" style:font-name="Arial" fo:letter-spacing="normal" fo:font-style="normal" fo:font-weight="normal" fo:background-color="#ffffff" loext:char-shading-value="0" style:font-name-complex="Arial2"/>
    </style:style>
    <style:style style:name="T40" style:family="text">
      <style:text-properties fo:font-variant="normal" fo:text-transform="none" fo:color="#000000" style:font-name="Arial" fo:letter-spacing="normal" fo:font-style="normal" fo:font-weight="normal" officeooo:rsid="001167dd" fo:background-color="#ffffff" loext:char-shading-value="0" style:font-name-complex="Arial2"/>
    </style:style>
    <style:style style:name="T41" style:family="text">
      <style:text-properties fo:font-variant="normal" fo:text-transform="none" fo:color="#000000" style:font-name="Arial" fo:letter-spacing="normal" fo:font-style="normal" fo:font-weight="normal" style:font-name-complex="Arial2"/>
    </style:style>
    <style:style style:name="T42" style:family="text">
      <style:text-properties fo:font-variant="normal" fo:text-transform="none" fo:color="#000000" style:font-name="Arial" fo:letter-spacing="normal" fo:font-style="normal" fo:font-weight="normal" style:font-name-complex="Arial2"/>
    </style:style>
    <style:style style:name="T43" style:family="text">
      <style:text-properties fo:font-variant="normal" fo:text-transform="none" fo:color="#000000" style:font-name="Arial" fo:letter-spacing="normal" fo:font-style="normal" fo:font-weight="normal" officeooo:rsid="001167dd" style:font-name-complex="Arial2"/>
    </style:style>
    <style:style style:name="T44" style:family="text">
      <style:text-properties fo:font-variant="normal" fo:text-transform="none" fo:color="#000000" style:font-name="Arial" fo:letter-spacing="normal" fo:font-style="normal" fo:font-weight="normal" officeooo:rsid="001167dd" style:font-name-complex="Arial2"/>
    </style:style>
    <style:style style:name="T45" style:family="text">
      <style:text-properties fo:font-variant="normal" fo:text-transform="none" fo:color="#000000" style:font-name="Arial1" fo:font-size="14pt" fo:letter-spacing="normal" fo:font-style="normal" fo:font-weight="normal" officeooo:rsid="000b7a63" fo:background-color="#ffffff" loext:char-shading-value="0" style:font-size-asian="14pt" style:font-size-complex="14pt"/>
    </style:style>
    <style:style style:name="T46" style:family="text">
      <style:text-properties fo:font-variant="normal" fo:text-transform="none" fo:color="#000000" style:font-name="Arial1" fo:font-size="14pt" fo:letter-spacing="normal" fo:font-style="normal" fo:font-weight="normal" fo:background-color="#ffffff" loext:char-shading-value="0" style:font-size-asian="14pt" style:font-size-complex="14pt"/>
    </style:style>
    <style:style style:name="T47" style:family="text">
      <style:text-properties fo:font-variant="normal" fo:text-transform="none" fo:color="#000000" style:font-name="Arial1" fo:font-size="14pt" fo:letter-spacing="normal" fo:font-style="normal" fo:font-weight="normal" officeooo:rsid="001167dd" fo:background-color="#ffffff" loext:char-shading-value="0" style:font-size-asian="14pt" style:font-size-complex="14pt"/>
    </style:style>
    <style:style style:name="T48" style:family="text">
      <style:text-properties fo:font-variant="normal" fo:text-transform="none" fo:color="#000000" style:font-name="Arial1" fo:font-size="14pt" fo:letter-spacing="normal" fo:font-style="normal" fo:font-weight="normal" officeooo:rsid="00172da4" fo:background-color="#ffffff" loext:char-shading-value="0" style:font-size-asian="14pt" style:font-size-complex="14pt"/>
    </style:style>
    <style:style style:name="T49" style:family="text">
      <style:text-properties fo:font-variant="normal" fo:text-transform="none" fo:color="#000000" style:font-name="Arial1" fo:font-size="14pt" fo:letter-spacing="normal" fo:font-style="normal" fo:font-weight="normal" officeooo:rsid="000ed7bc" fo:background-color="#ffffff" loext:char-shading-value="0" style:font-size-asian="14pt" style:font-name-complex="Arial2" style:font-size-complex="14pt"/>
    </style:style>
    <style:style style:name="T50" style:family="text">
      <style:text-properties fo:font-variant="normal" fo:text-transform="none" fo:color="#000000" style:font-name="Arial1" fo:letter-spacing="normal" fo:font-style="normal" fo:font-weight="normal"/>
    </style:style>
    <style:style style:name="T51" style:family="text">
      <style:text-properties fo:font-variant="normal" fo:text-transform="none" fo:color="#000000" style:font-name="Arial1" fo:letter-spacing="normal" fo:font-style="normal" fo:font-weight="normal" officeooo:rsid="000b7a63" fo:background-color="#ffffff" loext:char-shading-value="0"/>
    </style:style>
    <style:style style:name="T52" style:family="text">
      <style:text-properties fo:font-variant="normal" fo:text-transform="none" fo:color="#000000" style:font-name="Arial1" fo:letter-spacing="normal" fo:font-style="normal" fo:font-weight="normal" fo:background-color="#ffffff" loext:char-shading-value="0"/>
    </style:style>
    <style:style style:name="T53" style:family="text">
      <style:text-properties fo:font-variant="normal" fo:text-transform="none" fo:color="#000000" style:font-name="Arial1" fo:letter-spacing="normal" fo:font-style="normal" fo:font-weight="normal" officeooo:rsid="000ed7bc" fo:background-color="#ffffff" loext:char-shading-value="0" style:font-name-complex="Arial2"/>
    </style:style>
    <style:style style:name="T54" style:family="text">
      <style:text-properties fo:font-variant="normal" fo:text-transform="none" fo:color="#000000" style:font-name="Arial1" fo:letter-spacing="normal" fo:font-style="normal" fo:font-weight="normal" officeooo:rsid="001167dd" fo:background-color="#ffffff" loext:char-shading-value="0"/>
    </style:style>
    <style:style style:name="T55" style:family="text">
      <style:text-properties fo:font-variant="normal" fo:text-transform="none" fo:color="#000000" style:font-name="Arial1" fo:letter-spacing="normal" fo:font-style="normal" fo:font-weight="normal" officeooo:rsid="00172da4" fo:background-color="#ffffff" loext:char-shading-value="0"/>
    </style:style>
    <style:style style:name="T56" style:family="text">
      <style:text-properties fo:font-variant="normal" fo:text-transform="none" fo:color="#000000" style:font-name="Arial1" fo:letter-spacing="normal" fo:font-style="normal" fo:font-weight="normal" officeooo:rsid="000b7a63"/>
    </style:style>
    <style:style style:name="T57" style:family="text">
      <style:text-properties fo:font-variant="normal" fo:text-transform="none" fo:color="#000000" style:font-name="Arial1" fo:letter-spacing="normal" fo:font-style="normal" fo:font-weight="normal" officeooo:rsid="000b7a63"/>
    </style:style>
    <style:style style:name="T58" style:family="text">
      <style:text-properties fo:font-variant="normal" fo:text-transform="none" fo:color="#000000" style:font-name="Arial1" fo:letter-spacing="normal" fo:font-style="normal" fo:font-weight="normal"/>
    </style:style>
    <style:style style:name="T59" style:family="text">
      <style:text-properties fo:font-variant="normal" fo:text-transform="none" fo:color="#000000" style:font-name="Arial1" fo:letter-spacing="normal" fo:font-style="normal" fo:font-weight="normal" style:font-name-complex="Arial2"/>
    </style:style>
    <style:style style:name="T60" style:family="text">
      <style:text-properties fo:font-variant="normal" fo:text-transform="none" fo:color="#000000" style:font-name="Arial1" fo:letter-spacing="normal" fo:font-style="normal" fo:font-weight="normal" officeooo:rsid="000ed7bc" style:font-name-complex="Arial2"/>
    </style:style>
    <style:style style:name="T61" style:family="text">
      <style:text-properties fo:font-variant="normal" fo:text-transform="none" fo:color="#000000" style:font-name="Arial1" fo:letter-spacing="normal" fo:font-style="normal" fo:font-weight="normal" officeooo:rsid="000ed7bc" style:font-name-complex="Arial2"/>
    </style:style>
    <style:style style:name="T62" style:family="text">
      <style:text-properties fo:font-variant="normal" fo:text-transform="none" fo:color="#000000" style:font-name="Arial1" fo:letter-spacing="normal" fo:font-style="normal" fo:font-weight="normal" officeooo:rsid="000b7a63" style:font-name-complex="Arial2"/>
    </style:style>
    <style:style style:name="T63" style:family="text">
      <style:text-properties fo:font-variant="normal" fo:text-transform="none" fo:color="#000000" style:font-name="Arial1" fo:letter-spacing="normal" fo:font-style="normal" fo:font-weight="normal" officeooo:rsid="001167dd" style:font-name-complex="Arial2"/>
    </style:style>
    <style:style style:name="T64" style:family="text">
      <style:text-properties fo:font-variant="normal" fo:text-transform="none" fo:color="#000000" style:font-name="Arial1" fo:letter-spacing="normal" fo:font-style="normal" fo:font-weight="normal" officeooo:rsid="00111b17" style:font-name-complex="Arial2"/>
    </style:style>
    <style:style style:name="T65" style:family="text">
      <style:text-properties fo:font-variant="normal" fo:text-transform="none" fo:color="#000000" style:font-name="Arial1" fo:letter-spacing="normal" fo:font-style="normal" fo:font-weight="normal" officeooo:rsid="001167dd"/>
    </style:style>
    <style:style style:name="T66" style:family="text">
      <style:text-properties fo:font-variant="normal" fo:text-transform="none" fo:color="#000000" style:font-name="Arial1" fo:letter-spacing="normal" fo:font-style="normal" fo:font-weight="normal" officeooo:rsid="001167dd"/>
    </style:style>
    <style:style style:name="T67" style:family="text">
      <style:text-properties fo:font-variant="normal" fo:text-transform="none" fo:color="#000000" style:font-name="Arial1" fo:letter-spacing="normal" fo:font-style="normal" fo:font-weight="normal" officeooo:rsid="00172da4"/>
    </style:style>
    <style:style style:name="T68" style:family="text">
      <style:text-properties fo:font-variant="normal" fo:text-transform="none" fo:color="#000000" style:font-name="Arial1" fo:letter-spacing="normal" fo:font-style="normal" fo:font-weight="normal" officeooo:rsid="00172da4"/>
    </style:style>
    <style:style style:name="T69" style:family="text">
      <style:text-properties officeooo:rsid="000ca13e"/>
    </style:style>
    <style:style style:name="T70" style:family="text">
      <style:text-properties officeooo:rsid="0018a801"/>
    </style:style>
    <style:style style:name="T71" style:family="text">
      <style:text-properties officeooo:rsid="0018f003"/>
    </style:style>
    <style:style style:name="T72" style:family="text">
      <style:text-properties officeooo:rsid="0019fadc"/>
    </style:style>
    <style:style style:name="T73" style:family="text">
      <style:text-properties officeooo:rsid="001a2a96"/>
    </style:style>
    <style:style style:name="T74" style:family="text">
      <style:text-properties officeooo:rsid="001ca5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crire un algorithme qui demande un mot à l’utilisateur et qui affiche à l’écran le nombre de lettres de ce mot.</text:p>
      <text:p text:style-name="P1"/>
      <text:p text:style-name="P5">algorithme nombre_lettre</text:p>
      <text:p text:style-name="P5">variable m:chaine</text:p>
      <text:p text:style-name="P5">début</text:p>
      <text:p text:style-name="P5">ecrire("donner un mot")</text:p>
      <text:p text:style-name="P5">lire(m)</text:p>
      <text:p text:style-name="P5">ecrire("le nombre de lettre est:" , Len(m))</text:p>
      <text:p text:style-name="P5">fin</text:p>
      <text:p text:style-name="P1">-------------</text:p>
      <text:p text:style-name="P1">Ecrire un algorithme qui demande à l’utilisateur 3 chaînes de caractères et qui affiche à l’écran leurs concaténation</text:p>
      <text:p text:style-name="P1"/>
      <text:p text:style-name="P2">algorithme conact_mots</text:p>
      <text:p text:style-name="P2">variable m1,m2,m3:chaine</text:p>
      <text:p text:style-name="P2">début</text:p>
      <text:p text:style-name="P2">ecrire("donner la 1ére chaine")</text:p>
      <text:p text:style-name="P2">lire(m1)</text:p>
      <text:p text:style-name="P2">ecrire("donner la 2éme chaine")</text:p>
      <text:p text:style-name="P2">lire(m2)</text:p>
      <text:p text:style-name="P2">ecrire("donner la 3éme chaine")</text:p>
      <text:p text:style-name="P2">lire(m3)</text:p>
      <text:p text:style-name="P2">ecrire("les chaines sont concaténés:" , m1 &amp; m2 &amp; m3)</text:p>
      <text:p text:style-name="P2">fin</text:p>
      <text:p text:style-name="P1">------------------</text:p>
      <text:p text:style-name="P1"/>
      <text:p text:style-name="P1">Ecrivez un algorithme qui demande une phrase à l’utilisateur. Celui-ci entrera ensuite le rang d’un caractère à supprimer, et la nouvelle phrase doit être affichée (on doit réellement supprimer le caractère dans la variable qui stocke la phrase, et pas uniquement à l’écran).</text:p>
      <text:p text:style-name="P1"/>
      <text:p text:style-name="P2">algorithme nombre_lettre</text:p>
      <text:p text:style-name="P2">variable m:chaine</text:p>
      <text:p text:style-name="P2">variable r:entier</text:p>
      <text:p text:style-name="P2">variable c:caractére</text:p>
      <text:p text:style-name="P2">début</text:p>
      <text:p text:style-name="P2">ecrire("donner un mot")</text:p>
      <text:p text:style-name="P2">lire(m)</text:p>
      <text:p text:style-name="P2">ecrire("donner le rang de caractére a supprimer")</text:p>
      <text:p text:style-name="P2">lire(r)</text:p>
      <text:p text:style-name="P2">r← <text:s/>m[r]</text:p>
      <text:p text:style-name="P2">ecrire("on doit réellement supprimer le caractère dans la variable qui stocke la phrase, et pas uniquement à l’écran")</text:p>
      <text:p text:style-name="P2">fin</text:p>
      <text:p text:style-name="P1"><text:soft-page-break/>----------------</text:p>
      <text:p text:style-name="P1">Ecrire un algorithme qui demande à l’utilisateur d'écrire le mot Bonjour puis afficher le caractère “u” de mot “Bonjour” par leur index.</text:p>
      <text:p text:style-name="P1"/>
      <text:p text:style-name="P2">algorithme bonjour</text:p>
      <text:p text:style-name="P2">variable m:chaine</text:p>
      <text:p text:style-name="P2">varibale c:caractére</text:p>
      <text:p text:style-name="P2">début</text:p>
      <text:p text:style-name="P2">ecrire("donner le mot")</text:p>
      <text:p text:style-name="P2">lire(m)</text:p>
      <text:p text:style-name="P2">m← "Bonjour"</text:p>
      <text:p text:style-name="P2">c← m[5]</text:p>
      <text:p text:style-name="P2">ecrire("le carctére est:",c)</text:p>
      <text:p text:style-name="P2">fin</text:p>
      <text:p text:style-name="P1">----------------</text:p>
      <text:p text:style-name="P1">Ecrire un algorithme qui lit un caractère au clavier puis affiche son prédécesseur, son successeur </text:p>
      <text:p text:style-name="P1"/>
      <text:p text:style-name="P2">algorithme prec_suiv</text:p>
      <text:p text:style-name="P2">varibale c,p,s:caractére</text:p>
      <text:p text:style-name="P2">début</text:p>
      <text:p text:style-name="P2">ecrire("donner le caractére")</text:p>
      <text:p text:style-name="P2">lire(c)</text:p>
      <text:p text:style-name="P2">p← Asc(c-1)</text:p>
      <text:p text:style-name="P2">s← Asc(c+1)</text:p>
      <text:p text:style-name="P2">ecrire("le précedeur est:",p)</text:p>
      <text:p text:style-name="P2">ecrire("le succeur est:",s)</text:p>
      <text:p text:style-name="P2">fin</text:p>
      <text:p text:style-name="P1">---------------</text:p>
      <text:p text:style-name="P1">Ecrire un algorithme qui lit un caractère au clavier puis affiche son équivalent en Majuscule</text:p>
      <text:p text:style-name="P1"/>
      <text:p text:style-name="P2">algorithme majuscule</text:p>
      <text:p text:style-name="P2">varibale c,m:caractére</text:p>
      <text:p text:style-name="P2">début</text:p>
      <text:p text:style-name="P2">ecrire("donner le caractére")</text:p>
      <text:p text:style-name="P2">lire(c)</text:p>
      <text:p text:style-name="P2">m← Asc(c-32)</text:p>
      <text:p text:style-name="P2">ecrire("le majuscule est:",m)</text:p>
      <text:p text:style-name="P2">fin</text:p>
      <text:p text:style-name="P1">------------</text:p>
      <text:p text:style-name="P1">Ecrire un algorithme qui demande à l’utilisateur de taper 3 nombres et tester si l’un est la somme des 2 autres </text:p>
      <text:p text:style-name="P1"/>
      <text:p text:style-name="P1"/>
      <text:p text:style-name="P2"><text:soft-page-break/>algorithme somme</text:p>
      <text:p text:style-name="P2">variables n1,n2,n3:entier</text:p>
      <text:p text:style-name="P2">début</text:p>
      <text:p text:style-name="P2">ecrire("donner le 1er nombre")</text:p>
      <text:p text:style-name="P2">lire(n1)</text:p>
      <text:p text:style-name="P2">ecrire("donner le 2éme nombre")</text:p>
      <text:p text:style-name="P2">lire(n2)</text:p>
      <text:p text:style-name="P2">ecrire("donner le 3éme nombre")</text:p>
      <text:p text:style-name="P2">lire(n3)</text:p>
      <text:p text:style-name="P2">si n1 ← n2+n3 ou n2← n1+n3 ou n3← n2+n1 alors</text:p>
      <text:p text:style-name="P2">ecrire("test aboutie")</text:p>
      <text:p text:style-name="P2">sinn </text:p>
      <text:p text:style-name="P2">ecrire("echec")</text:p>
      <text:p text:style-name="P2">finsi</text:p>
      <text:p text:style-name="P2">fin</text:p>
      <text:p text:style-name="P2">------------------------</text:p>
      <text:p text:style-name="P2">Ecrire un algorithme qui demande un nombre à l’utilisateur, et l’informe ensuite si ce nombre est positif ou négatif (on laisse de côté le cas où le nombre vaut zéro).</text:p>
      <text:p text:style-name="P2"/>
      <text:p text:style-name="P2">algorithme pos_neg</text:p>
      <text:p text:style-name="P2">variable n:entier</text:p>
      <text:p text:style-name="P2">début</text:p>
      <text:p text:style-name="P2">ecrire("donner un nombre")</text:p>
      <text:p text:style-name="P2">lire(n)</text:p>
      <text:p text:style-name="P2">si n&gt;0 alors </text:p>
      <text:p text:style-name="P2">ecrire("le nombre est positif")</text:p>
      <text:p text:style-name="P2">sinn</text:p>
      <text:p text:style-name="P2">ecrire("le nombre est négatif")</text:p>
      <text:p text:style-name="P2">finsi</text:p>
      <text:p text:style-name="P2">fin</text:p>
      <text:p text:style-name="P1">---------------------------</text:p>
      <text:p text:style-name="P1">Ecrire un algorithme qui demande à l’utilisateur de taper deux nombres et affiche le plus grand des deux:</text:p>
      <text:p text:style-name="P2"/>
      <text:p text:style-name="P2">algorithme plusgrand</text:p>
      <text:p text:style-name="P2">variables n1,n2:entier</text:p>
      <text:p text:style-name="P2">début</text:p>
      <text:p text:style-name="P2">ecrire("donner le 1er nombre")</text:p>
      <text:p text:style-name="P2">lire(n1)</text:p>
      <text:p text:style-name="P2">ecrire("donner le 2éme nombre")</text:p>
      <text:p text:style-name="P2">lire(n2)</text:p>
      <text:p text:style-name="P2">si n1&gt;n2 alors</text:p>
      <text:p text:style-name="P2">ecrire("le nombre le plus grand est:", n1)</text:p>
      <text:p text:style-name="P2">sinonsi n1&lt;n2 alors</text:p>
      <text:p text:style-name="P2">ecrire("le nombre le plus grand est:", n2)</text:p>
      <text:p text:style-name="P2"><text:soft-page-break/>si non</text:p>
      <text:p text:style-name="P2">ecrire("les 2 nombres sont égaux")</text:p>
      <text:p text:style-name="P2">finsi</text:p>
      <text:p text:style-name="P2">fin</text:p>
      <text:p text:style-name="P1">-----------------</text:p>
      <text:p text:style-name="P1">Ecrire un algorithme qui demande l’âge d’un enfant à l’utilisateur. Ensuite, il l’informe de sa catégorie :</text:p>
      <text:p text:style-name="P1"><text:s text:c="4"/>• "Poussin" de 6 à 7 ans</text:p>
      <text:p text:style-name="P1"><text:s text:c="4"/>• "Pupille" de 8 à 9 ans</text:p>
      <text:p text:style-name="P1"><text:s text:c="4"/>• "Minime" de 10 à 11 ans</text:p>
      <text:p text:style-name="P1"><text:s text:c="4"/>• "Cadet" après 12 ans</text:p>
      <text:p text:style-name="P1"/>
      <text:p text:style-name="P2">algorithme age</text:p>
      <text:p text:style-name="P2">varaiable a:entier</text:p>
      <text:p text:style-name="P2">ecrire ("donner l'age d'un enfant")</text:p>
      <text:p text:style-name="P2">lire (a)</text:p>
      <text:p text:style-name="P2">selon a faire</text:p>
      <text:p text:style-name="P2">cas 6,7:ecrire("poussin")</text:p>
      <text:p text:style-name="P2">cas 8,9:ecrire("pupille")</text:p>
      <text:p text:style-name="P2">cas 10,11:ecrire("Minime")</text:p>
      <text:p text:style-name="P2">sinn </text:p>
      <text:p text:style-name="P2">ecrire("cadet")</text:p>
      <text:p text:style-name="P2">finselon</text:p>
      <text:p text:style-name="P2">fin</text:p>
      <text:p text:style-name="P1">--------------</text:p>
      <text:p text:style-name="P1">Ecrire un algorithme qui demande à l’utilisateur de taper la note d’un stagiaire et afficher apré sa mention:</text:p>
      <text:p text:style-name="P1">Note&lt;10: Redoublé</text:p>
      <text:p text:style-name="P1">10&lt;=Note&lt;=12: Passable</text:p>
      <text:p text:style-name="P1">12&lt;Note&lt;=14: Assez Bien</text:p>
      <text:p text:style-name="P1">14&lt;Note&lt;=16: Bien</text:p>
      <text:p text:style-name="P1">16&lt;Note : Très Bien</text:p>
      <text:p text:style-name="P2"/>
      <text:p text:style-name="P2">algorithme note</text:p>
      <text:p text:style-name="P2">varaiable n:entier</text:p>
      <text:p text:style-name="P2">ecrire ("donner la note d'un stagiaire")</text:p>
      <text:p text:style-name="P2">lire (n)</text:p>
      <text:p text:style-name="P2">si n&lt;10 alors</text:p>
      <text:p text:style-name="P2">ecrire("")</text:p>
      <text:p text:style-name="P2">sinonsi n&gt;12 et n&lt;=14 alors</text:p>
      <text:p text:style-name="P2">ecrire("Assez Bien")</text:p>
      <text:p text:style-name="P2">sinonsi n&gt;14 et n&lt;=16 alors</text:p>
      <text:p text:style-name="P2">ecrire("Bien")</text:p>
      <text:p text:style-name="P2">sinon </text:p>
      <text:p text:style-name="P2">ecrire("Trés Bien")</text:p>
      <text:p text:style-name="P2"><text:soft-page-break/>finsi</text:p>
      <text:p text:style-name="P2">fin</text:p>
      <text:p text:style-name="P1">------------</text:p>
      <text:p text:style-name="P1">Cet algorithme est destiné à prédire l'avenir, et il doit être infaillible !</text:p>
      <text:p text:style-name="P1">Il lira au clavier l’heure et les minutes, et il affichera l’heure qu’il sera une minute plus tard. Par exemple, si l'utilisateur tape 21 puis 32, l'algorithme doit répondre :</text:p>
      <text:p text:style-name="P1">"Dans une minute, il sera 21 heure(s) 33".</text:p>
      <text:p text:style-name="P1">NB : on suppose que l'utilisateur entre une heure valide. Pas besoin donc de la vérifier.</text:p>
      <text:p text:style-name="P1"/>
      <text:p text:style-name="P2">algorithme note</text:p>
      <text:p text:style-name="P2">varaiables h,m:entier</text:p>
      <text:p text:style-name="P2">ecrire ("donner l'heure")</text:p>
      <text:p text:style-name="P2">lire (h)</text:p>
      <text:p text:style-name="P2">ecrire("donner la minute")</text:p>
      <text:p text:style-name="P2">lire(m)</text:p>
      <text:p text:style-name="P2">si m&gt;0 et m&lt;60 alors</text:p>
      <text:p text:style-name="P2">m← <text:s/>m+1</text:p>
      <text:p text:style-name="P2">sinn</text:p>
      <text:p text:style-name="P2">m&lt;-0</text:p>
      <text:p text:style-name="P2">h← h+1</text:p>
      <text:p text:style-name="P2">ecrire("Dans une minute, il sera ",h," heure(s) " ,m.)</text:p>
      <text:p text:style-name="P2">finsi</text:p>
      <text:p text:style-name="P2">fin</text:p>
      <text:p text:style-name="P1">-------------</text:p>
      <text:p text:style-name="P1">Exercice:</text:p>
      <text:p text:style-name="P1">Les habitants de Zorglub paient l’impôt selon les règles suivantes :</text:p>
      <text:p text:style-name="P1"><text:s text:c="4"/>• les hommes de plus de 20 ans paient l’impôt</text:p>
      <text:p text:style-name="P1"><text:s text:c="4"/>• les femmes paient l’impôt si elles ont entre 18 et 35 ans</text:p>
      <text:p text:style-name="P1"><text:s text:c="4"/>• les autres ne paient pas d’impôt</text:p>
      <text:p text:style-name="P1">Le programme demandera donc l’âge et le sexe du Zorglubien, et se prononcera donc ensuite sur le fait que l’habitant est imposable.</text:p>
      <text:p text:style-name="P1"/>
      <text:p text:style-name="P2">algorithme zorglub</text:p>
      <text:p text:style-name="P2">variable s:chaine</text:p>
      <text:p text:style-name="P2">variable a:entier</text:p>
      <text:p text:style-name="P2">début</text:p>
      <text:p text:style-name="P2">ecrire("le sexe")</text:p>
      <text:p text:style-name="P2">lire(s)</text:p>
      <text:p text:style-name="P2">ecrire("donner ton age")</text:p>
      <text:p text:style-name="P2">lire(a)</text:p>
      <text:p text:style-name="P2">si (s ← homme et a&gt;20) ou (s←f emme et (a&gt;18 et a&lt;35)) alors</text:p>
      <text:p text:style-name="P2">ecrire("imposable")</text:p>
      <text:p text:style-name="P2">sinon </text:p>
      <text:p text:style-name="P2">ecrire("non imposable")</text:p>
      <text:p text:style-name="P2"><text:soft-page-break/>finsi</text:p>
      <text:p text:style-name="P2">fin</text:p>
      <text:p text:style-name="P1">----------</text:p>
      <text:p text:style-name="P1">Ecrire un algorithme qui teste si une année est bissextile ou non.</text:p>
      <text:p text:style-name="P1">N.B.</text:p>
      <text:p text:style-name="P1">Une année est bissextile si elle est divisible par 4 et pas par 100 ou si elle est divisible par 400.</text:p>
      <text:p text:style-name="P1"/>
      <text:p text:style-name="P2">algorithme bissextille</text:p>
      <text:p text:style-name="P2">variable a:entier</text:p>
      <text:p text:style-name="P2">début</text:p>
      <text:p text:style-name="P2">ecrire("donner une année")</text:p>
      <text:p text:style-name="P2">lire(s)</text:p>
      <text:p text:style-name="P2">si (s mod 4=0) ou (s mod 400=0 et s mod 100 !0) alors</text:p>
      <text:p text:style-name="P2">ecrire("c'est une année bissextile")</text:p>
      <text:p text:style-name="P2">sinn </text:p>
      <text:p text:style-name="P2">ecire("c'est une a<text:span text:style-name="T74">nn</text:span>ée non bissextile")</text:p>
      <text:p text:style-name="P2">finsi</text:p>
      <text:p text:style-name="P2">fin</text:p>
      <text:p text:style-name="P1">-------------</text:p>
      <text:p text:style-name="P1">On désire écrire un algorithme qui permet d’afficher le jour correspondant à un chiffre allant de 1 à 7 , entré au clavier.</text:p>
      <text:p text:style-name="P1"/>
      <text:p text:style-name="P2">algorithme semaine</text:p>
      <text:p text:style-name="P2">variable j:entier</text:p>
      <text:p text:style-name="P2">début</text:p>
      <text:p text:style-name="P2">ecrire("donner un chiffre entre 1 et 7)</text:p>
      <text:p text:style-name="P2">selon j faire</text:p>
      <text:p text:style-name="P2">cas 1:ecrire("lundi")</text:p>
      <text:p text:style-name="P2">cas 2:ecrire("mardi")</text:p>
      <text:p text:style-name="P2">cas 3:ecrire("mercredi")</text:p>
      <text:p text:style-name="P2">cas 4:ecrire("jeudi")</text:p>
      <text:p text:style-name="P2">cas 5:ecrire("vendredi")</text:p>
      <text:p text:style-name="P2">cas 6:ecrire("samedi")</text:p>
      <text:p text:style-name="P2">cas 7:ecrire("dimanche")</text:p>
      <text:p text:style-name="P2">sinn </text:p>
      <text:p text:style-name="P2">ecrire("tapez de 1 jusqu'a 7")</text:p>
      <text:p text:style-name="P2">finselon</text:p>
      <text:p text:style-name="P2">fin</text:p>
      <text:p text:style-name="P1">--------</text:p>
      <text:p text:style-name="P1">Ecrire un algorithme qui permet d’afficher la valeur absolue de la différence entre deux nombres réels saisis au clavier.</text:p>
      <text:p text:style-name="P1">|x-y|= x –y  si <text:s text:c="3"/>x&gt;y</text:p>
      <text:p text:style-name="P1">|x-y|= -(x –y)  si <text:s text:c="2"/>x&lt;y</text:p>
      <text:p text:style-name="P1"/>
      <text:p text:style-name="P2"><text:soft-page-break/>algorithme val<text:span text:style-name="T74">eur</text:span>_absolue</text:p>
      <text:p text:style-name="P2">variable x,y:réels</text:p>
      <text:p text:style-name="P2">début</text:p>
      <text:p text:style-name="P2">ecrire("donner le réel1")</text:p>
      <text:p text:style-name="P2">lire(x)</text:p>
      <text:p text:style-name="P2">ecrire("donner le réel2")</text:p>
      <text:p text:style-name="P2">lire(y)</text:p>
      <text:p text:style-name="P2">si x&gt;y alors</text:p>
      <text:p text:style-name="P2">r← <text:s/>x-y</text:p>
      <text:p text:style-name="P2">sinn </text:p>
      <text:p text:style-name="P2">r← <text:s/>-x-y</text:p>
      <text:p text:style-name="P2">ecrire ("la valeur absolu est:",r)</text:p>
      <text:p text:style-name="P2">finsi</text:p>
      <text:p text:style-name="P2">fin</text:p>
      <text:p text:style-name="P1">--------</text:p>
      <text:p text:style-name="P1">Ecrire un algorithme qui demande à l’utilisateur un nombre compris entre 1 et 3 jusqu’à ce que la réponse convienne.</text:p>
      <text:p text:style-name="P1"/>
      <text:p text:style-name="P2">algorithme nombre</text:p>
      <text:p text:style-name="P2">Variable n :entier</text:p>
      <text:p text:style-name="P2">Début</text:p>
      <text:p text:style-name="P2">Ecrire ("entrer un numero")</text:p>
      <text:p text:style-name="P2">lire(n)</text:p>
      <text:p text:style-name="P2">TantQue n&gt;0 et n&lt;4</text:p>
      <text:p text:style-name="P2"><text:s text:c="2"/>ecrire("la reponse":,n)</text:p>
      <text:p text:style-name="P2">FinTantQue</text:p>
      <text:p text:style-name="P2">Fin</text:p>
      <text:p text:style-name="P1">-------</text:p>
      <text:p text:style-name="P1">Ecrire un algorithme qui demande un nombre compris entre 10 et 20, jusqu’à ce que la réponse convienne. En cas de réponse supérieure à 20, on fera apparaître un message : « Plus petit ! », et inversement, « Plus grand ! » si le nombre est inférieur à 10.</text:p>
      <text:p text:style-name="P1"><text:s/></text:p>
      <text:p text:style-name="P2">algorithme nombre</text:p>
      <text:p text:style-name="P2">Variable n :entier</text:p>
      <text:p text:style-name="P2">Début</text:p>
      <text:p text:style-name="P2">Ecrire ("entrer un n<text:span text:style-name="T73">ombre</text:span>")</text:p>
      <text:p text:style-name="P2">si n<text:span text:style-name="T73">&gt;=10</text:span> et n<text:span text:style-name="T73">=&lt;20</text:span> alors</text:p>
      <text:p text:style-name="P2"><text:s text:c="2"/><text:span text:style-name="T73">lire(n)</text:span></text:p>
      <text:p text:style-name="P2">sinonsi n&gt;20 alors</text:p>
      <text:p text:style-name="P2">ecrire("Plus petit ! ")</text:p>
      <text:p text:style-name="P2">sinon </text:p>
      <text:p text:style-name="P2">ecrire(" Plus grand ! ")</text:p>
      <text:p text:style-name="P2">finsi</text:p>
      <text:p text:style-name="P2">Fin</text:p>
      <text:p text:style-name="P1"><text:soft-page-break/>---------</text:p>
      <text:p text:style-name="P1">Ecrire un algorithme qui demande un nombre de départ, et qui ensuite affiche les dix nombres suivants. Par exemple, si l'utilisateur entre le nombre 17, le programme affichera les nombres de 18 à 27.  en utilisant l'instruction Pour</text:p>
      <text:p text:style-name="P1"/>
      <text:p text:style-name="P2">algorithme nombres</text:p>
      <text:p text:style-name="P2">variables n,i:entier</text:p>
      <text:p text:style-name="P2">début</text:p>
      <text:p text:style-name="P2">ecrire("donner le nombre")</text:p>
      <text:p text:style-name="P2">lire(n)</text:p>
      <text:p text:style-name="P2">pour i&lt;- 1 a 10</text:p>
      <text:p text:style-name="P2">n← n+i</text:p>
      <text:p text:style-name="P2">fin pour</text:p>
      <text:p text:style-name="P2">ecrire (n)</text:p>
      <text:p text:style-name="P2">fin</text:p>
      <text:p text:style-name="P1">-------</text:p>
      <text:p text:style-name="P1">Ecrire un algorithme qui demande un nombre de départ, et qui calcule la somme des entiers jusqu’à ce nombre. Par exemple, si l’on entre 5, le programme doit calculer</text:p>
      <text:p text:style-name="P1">1 + 2 + 3 + 4 + 5 = 15</text:p>
      <text:p text:style-name="P1">NB : on souhaite afficher uniquement le résultat, pas la décomposition du calcul.</text:p>
      <text:p text:style-name="P1"/>
      <text:p text:style-name="P2">algorithme somme</text:p>
      <text:p text:style-name="P2">algorithme nombres</text:p>
      <text:p text:style-name="P2">variables n,i,s:entier</text:p>
      <text:p text:style-name="P2">début</text:p>
      <text:p text:style-name="P2">ecrire("donner le nombre")</text:p>
      <text:p text:style-name="P2">lire(n)</text:p>
      <text:p text:style-name="P2">s← 0</text:p>
      <text:p text:style-name="P2">pour i&lt;- 1 a n</text:p>
      <text:p text:style-name="P2">s← s+i</text:p>
      <text:p text:style-name="P2">fin pour</text:p>
      <text:p text:style-name="P2">ecrire ("la somme est":,s)</text:p>
      <text:p text:style-name="P2">fin</text:p>
      <text:p text:style-name="P1">------</text:p>
      <text:p text:style-name="P1">Ecrire un algorithme qui demande un nombre de départ, et qui calcule sa factorielle.</text:p>
      <text:p text:style-name="P1">NB : la factorielle de 8, notée 8 !, vaut</text:p>
      <text:p text:style-name="P1">1 x 2 x 3 x 4 x 5 x 6 x 7 x 8</text:p>
      <text:p text:style-name="P1"/>
      <text:p text:style-name="P2">algorithme <text:span text:style-name="T74">factorielle</text:span></text:p>
      <text:p text:style-name="P2">variables n,i,f:entier</text:p>
      <text:p text:style-name="P2">début</text:p>
      <text:p text:style-name="P2">ecrire("donner le nombre")</text:p>
      <text:p text:style-name="P2">lire(n)</text:p>
      <text:p text:style-name="P2">f← 1</text:p>
      <text:p text:style-name="P2">pour i&lt;←<text:span text:style-name="T72"> </text:span>2 a n</text:p>
      <text:p text:style-name="P2"><text:soft-page-break/>f← f*i</text:p>
      <text:p text:style-name="P2">fin pour</text:p>
      <text:p text:style-name="P2">ecrire ("la factorille est":,f)</text:p>
      <text:p text:style-name="P2">fin</text:p>
      <text:p text:style-name="P1">-------</text:p>
      <text:p text:style-name="P1">Ecrire un algorithme qui demande successivement 20 nombres à l’utilisateur, et qui lui dise ensuite quel était le plus grand parmi ces 20 nombres :</text:p>
      <text:p text:style-name="P1">Entrez le nombre numéro 1 : 12</text:p>
      <text:p text:style-name="P1">Entrez le nombre numéro 2 : 14</text:p>
      <text:p text:style-name="P1">etc..</text:p>
      <text:p text:style-name="P1">Entrez le nombre numéro 20 : 6</text:p>
      <text:p text:style-name="P1">Le plus grand de ces nombres est  : 14</text:p>
      <text:p text:style-name="P1">Modifiez ensuite l’algorithme pour que le programme affiche de surcroît en quelle position avait été saisie ce nombre :</text:p>
      <text:p text:style-name="P1">C’était le nombre numéro 2</text:p>
      <text:p text:style-name="P1"/>
      <text:p text:style-name="P2">algorithme lePlusGrand</text:p>
      <text:p text:style-name="P2">varibales t[20], p,i=entier</text:p>
      <text:p text:style-name="P2">début</text:p>
      <text:p text:style-name="P2">p← 0</text:p>
      <text:p text:style-name="P2">pour i &lt;- 0 a 19</text:p>
      <text:p text:style-name="P2">ecrire("donner nombre",i:)</text:p>
      <text:p text:style-name="P2">lire(t[i])</text:p>
      <text:p text:style-name="P2">si (p &lt; t[i]) alors</text:p>
      <text:p text:style-name="P2">p <text:span text:style-name="T71">← </text:span>t[i]</text:p>
      <text:p text:style-name="P2">finsi</text:p>
      <text:p text:style-name="P2">finpour</text:p>
      <text:p text:style-name="P2">ecrire("le plus grand est:",p)</text:p>
      <text:p text:style-name="P2">fin</text:p>
      <text:p text:style-name="P1">------</text:p>
      <text:p text:style-name="P1">Ecrire un algorithme qui lit les noms des athlètes désirant participer à un marathon et s’arrête lorsqu’il rencontre deux noms consécutifs identiques.</text:p>
      <text:p text:style-name="P1">L’algorithme doit afficher , à la fin , le nombre de participants.</text:p>
      <text:p text:style-name="P1"/>
      <text:p text:style-name="P2">algorithme athléte</text:p>
      <text:p text:style-name="P2">variables a,t[a]:chaine</text:p>
      <text:p text:style-name="P2">variable i:entier</text:p>
      <text:p text:style-name="P2">début</text:p>
      <text:p text:style-name="P2">a <text:span text:style-name="T70">← </text:span>t[0]</text:p>
      <text:p text:style-name="P2">ecire("donner le nom de participant")</text:p>
      <text:p text:style-name="P2">lire(a)</text:p>
      <text:p text:style-name="P2">i← 1;</text:p>
      <text:p text:style-name="P2">tantque (a=t[i])</text:p>
      <text:p text:style-name="P2">ecrire ("il ya deux noms consécutifs identiques")</text:p>
      <text:p text:style-name="P2">i← i+1</text:p>
      <text:p text:style-name="P2"><text:soft-page-break/>fintantque</text:p>
      <text:p text:style-name="P2">ecrire("le nombre de particiapants est:",i)</text:p>
      <text:p text:style-name="P2">fin</text:p>
      <text:p text:style-name="P1">--------</text:p>
      <text:p text:style-name="P1">Pour avoir une idée sur le niveau des élèves d’une classe, on a décidé de calculer la moyenne  de la classe à partir des moyennes générales de tous les élèves qui sont au nombre de 30.</text:p>
      <text:p text:style-name="P1">         Moy =</text:p>
      <text:p text:style-name="P1">Ecrire un algorithme de résolution.</text:p>
      <text:p text:style-name="P1"/>
      <text:p text:style-name="P2">algorithme moy_général</text:p>
      <text:p text:style-name="P2">variables t[30],<text:span text:style-name="T74">m</text:span>,i:entier</text:p>
      <text:p text:style-name="P2">début</text:p>
      <text:p text:style-name="P2"><text:span text:style-name="T74">m</text:span>&lt;-0</text:p>
      <text:p text:style-name="P2">pour i &lt;- 0 a 29</text:p>
      <text:p text:style-name="P2"><text:span text:style-name="T74">m</text:span>&lt;-<text:span text:style-name="T74">m</text:span>+t[i]</text:p>
      <text:p text:style-name="P2">finpour</text:p>
      <text:p text:style-name="P2">ecrire("la moyene générale est :", <text:span text:style-name="T74">m</text:span> div 30 )</text:p>
      <text:p text:style-name="P2">fin</text:p>
      <text:p text:style-name="P1">------</text:p>
      <text:p text:style-name="P1">Ecrire un algorithme qui permet de retrouver le maximum, le minimum ainsi que la somme d’une liste de nombres positifs saisis par l’utilisateur. La fin de la liste est indiquée par un nombre négatif. La longueur  de la liste n’est pas limitée.</text:p>
      <text:p text:style-name="P1">Exemple : si la liste des éléments est : 7   3 <text:s text:c="2"/>20 <text:s text:c="4"/>15 <text:s text:c="3"/>2 <text:s text:c="5"/>6 <text:s text:c="3"/>5 <text:s text:c="2"/>-1</text:p>
      <text:p text:style-name="P1"> Le maximum est 20  , le minimum est 2 en utilisant Tantque.</text:p>
      <text:p text:style-name="P1"/>
      <text:p text:style-name="P2">algorithme max_min_somme</text:p>
      <text:p text:style-name="P2">variable x,i,max,min,s,t[x]:entier</text:p>
      <text:p text:style-name="P2">début</text:p>
      <text:p text:style-name="P2">max&lt;- 0</text:p>
      <text:p text:style-name="P2">min&lt;- 0 </text:p>
      <text:p text:style-name="P2">s&lt;- 0</text:p>
      <text:p text:style-name="P2">i&lt;- 0</text:p>
      <text:p text:style-name="P2">tantque i&lt;(x-1) et t[i]&gt;0</text:p>
      <text:p text:style-name="P2">ecrire("donner un nombre")</text:p>
      <text:p text:style-name="P2">lire(t[i])</text:p>
      <text:p text:style-name="P2">si max&lt;t[i] alors</text:p>
      <text:p text:style-name="P2">max&lt;-t[i]</text:p>
      <text:p text:style-name="P2">fsi</text:p>
      <text:p text:style-name="P2">si min &gt; t[i] alors</text:p>
      <text:p text:style-name="P2">min&lt;-t[i]</text:p>
      <text:p text:style-name="P2">fsi</text:p>
      <text:p text:style-name="P2">s&lt;-s+t[i]</text:p>
      <text:p text:style-name="P2">fin tantque</text:p>
      <text:p text:style-name="P2">ecrire("le maximum est:",max)</text:p>
      <text:p text:style-name="P2"><text:soft-page-break/>ecrire("le minimun est:",min)</text:p>
      <text:p text:style-name="P2">ecrire("la somme est:",s)</text:p>
      <text:p text:style-name="P2">fin</text:p>
      <text:p text:style-name="P1">---------</text:p>
      <text:p text:style-name="P1">Dans un cinéma , on désire calculer la moyenne  d’âges de personnes s’intéressant à voir un film particulier.</text:p>
      <text:p text:style-name="P1">Pour finir, l’utilisateur doit répondre par ‘N’ à la question posée par l’algorithme :</text:p>
      <text:p text:style-name="P1">‘’ Encore une autre personne (O/N) ? ’’</text:p>
      <text:p text:style-name="P1">Et on doit afficher la moyenne d’âges des personnes à l'écran.</text:p>
      <text:p text:style-name="P1"/>
      <text:p text:style-name="P2">algorithme cinema</text:p>
      <text:p text:style-name="P2">variables n,r,a,s,i:entier</text:p>
      <text:p text:style-name="P2">début</text:p>
      <text:p text:style-name="P2">s&lt;-0</text:p>
      <text:p text:style-name="P2">a&lt;-0</text:p>
      <text:p text:style-name="P2">ecrire("Encore une autre personne (O/N) ?")</text:p>
      <text:p text:style-name="P2">si r&lt;-'N'alors</text:p>
      <text:p text:style-name="P2">pour i &lt;-1 a n</text:p>
      <text:p text:style-name="P2">ecrire("donner l'age")</text:p>
      <text:p text:style-name="P2">lire(a)</text:p>
      <text:p text:style-name="P2">s-&gt;s+a</text:p>
      <text:p text:style-name="P2">finpour</text:p>
      <text:p text:style-name="P2">sinon</text:p>
      <text:p text:style-name="P2">ecrire("il faut l'utilisateur répond non")</text:p>
      <text:p text:style-name="P2">fsi</text:p>
      <text:p text:style-name="P2">ecrire("la moyenne d'age est:", s div n)</text:p>
      <text:p text:style-name="P2">fin</text:p>
      <text:p text:style-name="P2">--------</text:p>
      <text:p text:style-name="P4">Ecrire un algorithme permettant  de saisir 5 réelles au clavier,les stocker dans un tableau, calculer leur somme et les afficher avec leur somme à l'écran.</text:p>
      <text:p text:style-name="P2"/>
      <text:p text:style-name="P2">algorithme somme_réels</text:p>
      <text:p text:style-name="P2">variable t[5],s:réels</text:p>
      <text:p text:style-name="P2">variable i:entier</text:p>
      <text:p text:style-name="P2">début</text:p>
      <text:p text:style-name="P2">s&lt;-0</text:p>
      <text:p text:style-name="P2">pour i&lt;-0 a 4</text:p>
      <text:p text:style-name="P2">ecrire("donner le réel")</text:p>
      <text:p text:style-name="P2">lire(t[i])</text:p>
      <text:p text:style-name="P2">s&lt;- s+t[i]</text:p>
      <text:p text:style-name="P2">finpour</text:p>
      <text:p text:style-name="P2">ecrire("la somme est:",s)</text:p>
      <text:p text:style-name="P2">fin</text:p>
      <text:p text:style-name="P1">-------</text:p>
      <text:p text:style-name="P1"><text:soft-page-break/>Ecrire un algorithme permettant  de calculer la somme,produit et moyenne des  éléments d’un tableau.</text:p>
      <text:p text:style-name="P1"/>
      <text:p text:style-name="P2">algorithme tab</text:p>
      <text:p text:style-name="P2">variable t[e],s,p:réels</text:p>
      <text:p text:style-name="P2">variable i,e:entier</text:p>
      <text:p text:style-name="P2">début</text:p>
      <text:p text:style-name="P2">s&lt;-0</text:p>
      <text:p text:style-name="P2">p&lt;-0</text:p>
      <text:p text:style-name="P2">pour i&lt;-0 a (e-1)</text:p>
      <text:p text:style-name="P2">s&lt;- s+t[i]</text:p>
      <text:p text:style-name="P2">p&lt;-p*t[i]</text:p>
      <text:p text:style-name="P2">finpour</text:p>
      <text:p text:style-name="P2">ecrire("la somme est:",s)</text:p>
      <text:p text:style-name="P2">ecrire("le produit est:",p)</text:p>
      <text:p text:style-name="P2">ecrire("la moyenne est:",s div e)</text:p>
      <text:p text:style-name="P2">fin</text:p>
      <text:p text:style-name="P1">------</text:p>
      <text:p text:style-name="P1">Ecrire un algorithme qui déclare et remplisse un tableau de 7 valeurs numériques en les mettant toutes à zéro.</text:p>
      <text:p text:style-name="P2"/>
      <text:p text:style-name="P2">algorithme remplissage</text:p>
      <text:p text:style-name="P2">variable t[7]:réels</text:p>
      <text:p text:style-name="P2">variable i:entier</text:p>
      <text:p text:style-name="P2">début</text:p>
      <text:p text:style-name="P2">pour i&lt;-0 a 6</text:p>
      <text:p text:style-name="P2">t[i]&lt;-0</text:p>
      <text:p text:style-name="P2">finpour</text:p>
      <text:p text:style-name="P2">fin</text:p>
      <text:p text:style-name="P1">------</text:p>
      <text:p text:style-name="P1">Ecrire un algorithme qui déclare et remplisse un tableau contenant les six voyelles de l’alphabet latin.</text:p>
      <text:p text:style-name="P1"/>
      <text:p text:style-name="P2">algorithme voyelles</text:p>
      <text:p text:style-name="P2">variable t[6]:chaine</text:p>
      <text:p text:style-name="P2">début</text:p>
      <text:p text:style-name="P2">t[0]&lt;-'a'</text:p>
      <text:p text:style-name="P2">t[1]&lt;-'e'</text:p>
      <text:p text:style-name="P2">t[2]&lt;-'i'</text:p>
      <text:p text:style-name="P2">t[3]&lt;-'o'</text:p>
      <text:p text:style-name="P2">t[4]&lt;-'u'</text:p>
      <text:p text:style-name="P2">t[5]&lt;-'y'</text:p>
      <text:p text:style-name="P2">fin</text:p>
      <text:p text:style-name="P1">------</text:p>
      <text:p text:style-name="P1"><text:soft-page-break/>Ecrire un algorithme qui déclare un tableau de 9 notes, dont on fait ensuite saisir les valeurs par l’utilisateur</text:p>
      <text:p text:style-name="P1"/>
      <text:p text:style-name="P2">algorithme notes</text:p>
      <text:p text:style-name="P2">variable t[9]:réels</text:p>
      <text:p text:style-name="P2">variable i:entier</text:p>
      <text:p text:style-name="P2">début</text:p>
      <text:p text:style-name="P2">pour i&lt;-0 a 8</text:p>
      <text:p text:style-name="P2">ecrire("donner un valeur")</text:p>
      <text:p text:style-name="P2">lire(t[i])</text:p>
      <text:p text:style-name="P2">finpour</text:p>
      <text:p text:style-name="P2">fin</text:p>
      <text:p text:style-name="P1">-------</text:p>
      <text:p text:style-name="P1">Que produit l’algorithme suivant ?</text:p>
      <text:p text:style-name="P1">Tableau Nb(5) en Entier</text:p>
      <text:p text:style-name="P1">Variable i en Entier</text:p>
      <text:p text:style-name="P1">Début</text:p>
      <text:p text:style-name="P1">Pour i ← 0 à 5</text:p>
      <text:p text:style-name="P1">  Nb(i) ← i * i</text:p>
      <text:p text:style-name="P1">i suivant</text:p>
      <text:p text:style-name="P1">Pour i ← 0 à 5</text:p>
      <text:p text:style-name="P1">  Ecrire Nb(i)</text:p>
      <text:p text:style-name="P1">i suivant</text:p>
      <text:p text:style-name="P1">Fin</text:p>
      <text:p text:style-name="P1"/>
      <text:p text:style-name="P2">resultat:0 1 4 9 16 25</text:p>
      <text:p text:style-name="P1"/>
      <text:p text:style-name="P1">-------</text:p>
      <text:p text:style-name="P1">Exercice:</text:p>
      <text:p text:style-name="P1">Ecrivez un algorithme permettant à l’utilisateur de saisir un nombre quelconque de valeurs, qui devront être stockées dans un tableau. L’utilisateur doit donc commencer par entrer le nombre de valeurs qu’il compte saisir. Il effectuera ensuite cette saisie. Enfin, une fois la saisie terminée, le programme affichera le nombre de valeurs négatives et le nombre de valeurs positives.</text:p>
      <text:p text:style-name="P1"/>
      <text:p text:style-name="P2">algorithme valeur</text:p>
      <text:p text:style-name="P2">t[n],n,i,pos,neg:entier</text:p>
      <text:p text:style-name="P2">début</text:p>
      <text:p text:style-name="P2">pos&lt;-0</text:p>
      <text:p text:style-name="P2">neg&lt;-0</text:p>
      <text:p text:style-name="P2">ecrire("donner un nombre quelconque de valeurs")</text:p>
      <text:p text:style-name="P2">lire(n)</text:p>
      <text:p text:style-name="P2">pour i←<text:span text:style-name="T35"> </text:span>0 a n-1 faire</text:p>
      <text:p text:style-name="P2">si t[i] &gt;0 alors</text:p>
      <text:p text:style-name="P2">pos← pos+1</text:p>
      <text:p text:style-name="P2"><text:soft-page-break/>sinn</text:p>
      <text:p text:style-name="P2">neg← neg+1</text:p>
      <text:p text:style-name="P3">finsi</text:p>
      <text:p text:style-name="P2">fin pour</text:p>
      <text:p text:style-name="P2">ecrire ("le nombre de valeurs négatives:",pos)</text:p>
      <text:p text:style-name="P2">ecrire("le nombre de valeurs négatives:",neg)</text:p>
      <text:p text:style-name="P2">fin</text:p>
      <text:p text:style-name="P1">------</text:p>
      <text:p text:style-name="P13"><text:span text:style-name="T34">Exercice:</text:span></text:p>
      <text:p text:style-name="P19"><text:span text:style-name="T11">Ecrivez un algorithme calculant la somme des valeurs d’un tableau (on suppose que le tableau a été préalablement saisi).</text:span></text:p>
      <text:p text:style-name="P6"><text:s/></text:p>
      <text:p text:style-name="P10">algorithme somme_val</text:p>
      <text:p text:style-name="P10">var n,t[n],i,s:entier</text:p>
      <text:p text:style-name="P10">début</text:p>
      <text:p text:style-name="P10">s←0</text:p>
      <text:p text:style-name="P10">pour i ←0 a n-1 </text:p>
      <text:p text:style-name="P10">s← s+t[i]</text:p>
      <text:p text:style-name="P12">finpour</text:p>
      <text:p text:style-name="P10"><text:span text:style-name="T36">ecrire("la somme des valeurs",s)</text:span></text:p>
      <text:p text:style-name="P10">fin</text:p>
      <text:p text:style-name="P1"/>
      <text:p text:style-name="P1"/>
      <text:p text:style-name="P1"/>
      <text:p text:style-name="P1"/>
      <text:p text:style-name="P1">-------</text:p>
      <text:p text:style-name="P36"><text:span text:style-name="T11">Ecrivez un algorithme constituant un tableau, à partir de deux tableaux de même longueur préalablement saisis. Le nouveau tableau sera la somme des éléments des deux tableaux de départ.</text:span></text:p>
      <text:p text:style-name="P36"><text:span text:style-name="T11">Tableau 1 :</text:span></text:p>
      <table:table table:name="Tableau1" table:style-name="Tableau1">
        <table:table-column table:style-name="Tableau1.A"/>
        <table:table-column table:style-name="Tableau1.B" table:number-columns-repeated="6"/>
        <table:table-column table:style-name="Tableau1.A"/>
        <table:table-row table:style-name="Tableau1.1">
          <table:table-cell table:style-name="Tableau1.A1" office:value-type="string">
            <text:p text:style-name="P14"><text:span text:style-name="T16">4</text:span></text:p>
          </table:table-cell>
          <table:table-cell table:style-name="Tableau1.A1" office:value-type="string">
            <text:p text:style-name="P14"><text:span text:style-name="T16">8</text:span></text:p>
          </table:table-cell>
          <table:table-cell table:style-name="Tableau1.A1" office:value-type="string">
            <text:p text:style-name="P14"><text:span text:style-name="T16">7</text:span></text:p>
          </table:table-cell>
          <table:table-cell table:style-name="Tableau1.A1" office:value-type="string">
            <text:p text:style-name="P14"><text:span text:style-name="T16">9</text:span></text:p>
          </table:table-cell>
          <table:table-cell table:style-name="Tableau1.A1" office:value-type="string">
            <text:p text:style-name="P14"><text:span text:style-name="T16">1</text:span></text:p>
          </table:table-cell>
          <table:table-cell table:style-name="Tableau1.A1" office:value-type="string">
            <text:p text:style-name="P14"><text:span text:style-name="T16">5</text:span></text:p>
          </table:table-cell>
          <table:table-cell table:style-name="Tableau1.A1" office:value-type="string">
            <text:p text:style-name="P14"><text:span text:style-name="T16">4</text:span></text:p>
          </table:table-cell>
          <table:table-cell table:style-name="Tableau1.A1" office:value-type="string">
            <text:p text:style-name="P14"><text:span text:style-name="T16">6</text:span></text:p>
          </table:table-cell>
        </table:table-row>
      </table:table>
      <text:p text:style-name="P6"/>
      <text:p text:style-name="P36"><text:span text:style-name="T11">Tableau 2 :</text:span></text:p>
      <text:p text:style-name="P6"/>
      <table:table table:name="Tableau2" table:style-name="Tableau2">
        <table:table-column table:style-name="Tableau2.A"/>
        <table:table-column table:style-name="Tableau2.B" table:number-columns-repeated="6"/>
        <table:table-column table:style-name="Tableau2.A"/>
        <table:table-row table:style-name="Tableau2.1">
          <table:table-cell table:style-name="Tableau2.A1" office:value-type="string">
            <text:p text:style-name="P14"><text:span text:style-name="T16">7</text:span></text:p>
          </table:table-cell>
          <table:table-cell table:style-name="Tableau2.A1" office:value-type="string">
            <text:p text:style-name="P14"><text:span text:style-name="T16">6</text:span></text:p>
          </table:table-cell>
          <table:table-cell table:style-name="Tableau2.A1" office:value-type="string">
            <text:p text:style-name="P14"><text:span text:style-name="T16">5</text:span></text:p>
          </table:table-cell>
          <table:table-cell table:style-name="Tableau2.A1" office:value-type="string">
            <text:p text:style-name="P14"><text:span text:style-name="T16">2</text:span></text:p>
          </table:table-cell>
          <table:table-cell table:style-name="Tableau2.A1" office:value-type="string">
            <text:p text:style-name="P14"><text:span text:style-name="T16">1</text:span></text:p>
          </table:table-cell>
          <table:table-cell table:style-name="Tableau2.A1" office:value-type="string">
            <text:p text:style-name="P14"><text:span text:style-name="T16">3</text:span></text:p>
          </table:table-cell>
          <table:table-cell table:style-name="Tableau2.A1" office:value-type="string">
            <text:p text:style-name="P14"><text:span text:style-name="T16">7</text:span></text:p>
          </table:table-cell>
          <table:table-cell table:style-name="Tableau2.A1" office:value-type="string">
            <text:p text:style-name="P14"><text:span text:style-name="T16">4</text:span></text:p>
          </table:table-cell>
        </table:table-row>
      </table:table>
      <text:p text:style-name="P6"/>
      <text:p text:style-name="P36"><text:span text:style-name="T11">Tableau 3:</text:span></text:p>
      <text:p text:style-name="P36"><text:span text:style-name="T11">  </text:span></text:p>
      <table:table table:name="Tableau3" table:style-name="Tableau3">
        <table:table-column table:style-name="Tableau3.A" table:number-columns-repeated="4"/>
        <table:table-column table:style-name="Tableau3.E" table:number-columns-repeated="2"/>
        <table:table-column table:style-name="Tableau3.A" table:number-columns-repeated="2"/>
        <table:table-row table:style-name="Tableau3.1">
          <table:table-cell table:style-name="Tableau3.A1" office:value-type="string">
            <text:p text:style-name="P14"><text:span text:style-name="T16">11</text:span></text:p>
          </table:table-cell>
          <table:table-cell table:style-name="Tableau3.A1" office:value-type="string">
            <text:p text:style-name="P14"><text:span text:style-name="T16">14</text:span></text:p>
          </table:table-cell>
          <table:table-cell table:style-name="Tableau3.A1" office:value-type="string">
            <text:p text:style-name="P14"><text:span text:style-name="T16">12</text:span></text:p>
          </table:table-cell>
          <table:table-cell table:style-name="Tableau3.A1" office:value-type="string">
            <text:p text:style-name="P14"><text:span text:style-name="T16">11</text:span></text:p>
          </table:table-cell>
          <table:table-cell table:style-name="Tableau3.A1" office:value-type="string">
            <text:p text:style-name="P14"><text:span text:style-name="T16">2</text:span></text:p>
          </table:table-cell>
          <table:table-cell table:style-name="Tableau3.A1" office:value-type="string">
            <text:p text:style-name="P14"><text:span text:style-name="T16">8</text:span></text:p>
          </table:table-cell>
          <table:table-cell table:style-name="Tableau3.A1" office:value-type="string">
            <text:p text:style-name="P14"><text:span text:style-name="T16">11</text:span></text:p>
          </table:table-cell>
          <table:table-cell table:style-name="Tableau3.A1" office:value-type="string">
            <text:p text:style-name="P14"><text:span text:style-name="T16">10</text:span></text:p>
          </table:table-cell>
        </table:table-row>
      </table:table>
      <text:p text:style-name="P6"/>
      <text:p text:style-name="P6"/>
      <text:p text:style-name="P7"><text:soft-page-break/><text:s/></text:p>
      <text:p text:style-name="P11">algorithme somme_<text:span text:style-name="T69">tab</text:span></text:p>
      <text:p text:style-name="P11">var <text:span text:style-name="T69">n</text:span>,t<text:span text:style-name="T69">1</text:span>[<text:span text:style-name="T69">n</text:span>],<text:span text:style-name="T69">t2[n],t3[n],</text:span>i:entier</text:p>
      <text:p text:style-name="P11">début</text:p>
      <text:p text:style-name="P11">s←0</text:p>
      <text:p text:style-name="P11">pour i ←0 a n-1 </text:p>
      <text:p text:style-name="P12">t3[i] ← t1[i]+t2[i]</text:p>
      <text:p text:style-name="P12"><text:span text:style-name="T36">finpour</text:span></text:p>
      <text:p text:style-name="P11">fin</text:p>
      <text:p text:style-name="P9">--------</text:p>
      <text:p text:style-name="P16"><text:span text:style-name="T34">Exercice:</text:span></text:p>
      <text:p text:style-name="P37"><text:span text:style-name="T17">Toujours à partir de deux tableaux précédemment saisis, écrivez un algorithme qui calcule le schtroumpf des deux tableaux. Pour calculer le schtroumpf, il faut multiplier chaque élément du tableau 1 par chaque élément du tableau 2, et additionner le tout. Par exemple si l'on a :</text:span></text:p>
      <text:p text:style-name="P8"/>
      <text:p text:style-name="P37"><text:span text:style-name="T11">Tableau 1:</text:span></text:p>
      <text:p text:style-name="P8"/>
      <table:table table:name="Tableau4" table:style-name="Tableau4">
        <table:table-column table:style-name="Tableau4.A"/>
        <table:table-column table:style-name="Tableau4.B" table:number-columns-repeated="2"/>
        <table:table-column table:style-name="Tableau4.D"/>
        <table:table-row table:style-name="Tableau4.1">
          <table:table-cell table:style-name="Tableau4.A1" office:value-type="string">
            <text:p text:style-name="P15"><text:span text:style-name="T16">4</text:span></text:p>
          </table:table-cell>
          <table:table-cell table:style-name="Tableau4.A1" office:value-type="string">
            <text:p text:style-name="P15"><text:span text:style-name="T16">8</text:span></text:p>
          </table:table-cell>
          <table:table-cell table:style-name="Tableau4.A1" office:value-type="string">
            <text:p text:style-name="P15"><text:span text:style-name="T16">7</text:span></text:p>
          </table:table-cell>
          <table:table-cell table:style-name="Tableau4.A1" office:value-type="string">
            <text:p text:style-name="P15"><text:span text:style-name="T16">12</text:span></text:p>
          </table:table-cell>
        </table:table-row>
      </table:table>
      <text:p text:style-name="P8"/>
      <text:p text:style-name="P37"><text:span text:style-name="T11">Tableau 2:</text:span></text:p>
      <text:p text:style-name="P8"/>
      <table:table table:name="Tableau5" table:style-name="Tableau5">
        <table:table-column table:style-name="Tableau5.A"/>
        <table:table-column table:style-name="Tableau5.B"/>
        <table:table-row table:style-name="Tableau5.1">
          <table:table-cell table:style-name="Tableau5.A1" office:value-type="string">
            <text:p text:style-name="P15"><text:span text:style-name="T16">3</text:span></text:p>
          </table:table-cell>
          <table:table-cell table:style-name="Tableau5.A1" office:value-type="string">
            <text:p text:style-name="P15"><text:span text:style-name="T16">6</text:span></text:p>
          </table:table-cell>
        </table:table-row>
      </table:table>
      <text:p text:style-name="P38"><text:span text:style-name="T11">Le Schtroumpf sera : </text:span></text:p>
      <text:p text:style-name="P20"><text:span text:style-name="T24">3 * 4 + 3 * 8 + 3 * 7 + 3 * 12 + 6 * 4 + 6 * 8 + 6 * 7 + 6 * 12 = 279</text:span></text:p>
      <text:p text:style-name="P20"><text:span text:style-name="T24"/></text:p>
      <text:p text:style-name="P25"><text:span text:style-name="T24">algorithme schtroumpf</text:span></text:p>
      <text:p text:style-name="P25"><text:span text:style-name="T24">variable n,L,t1[n],t2[L],i,s:entier</text:span></text:p>
      <text:p text:style-name="P25"><text:span text:style-name="T24">début</text:span></text:p>
      <text:p text:style-name="P25"><text:span text:style-name="T24">s ← 0</text:span></text:p>
      <text:p text:style-name="P25"><text:span text:style-name="T24">pour i ← 1 a L</text:span></text:p>
      <text:p text:style-name="P25"><text:span text:style-name="T24">pour j← 1 a n</text:span></text:p>
      <text:p text:style-name="P25"><text:span text:style-name="T24">s ← s+(t2[i]*t1[j])</text:span></text:p>
      <text:p text:style-name="P25"><text:span text:style-name="T24">finpour</text:span></text:p>
      <text:p text:style-name="P25"><text:span text:style-name="T24">finpour</text:span></text:p>
      <text:p text:style-name="P25"><text:span text:style-name="T24">fin</text:span></text:p>
      <text:p text:style-name="P21"><text:span text:style-name="T24">----------</text:span></text:p>
      <text:p text:style-name="P17"><text:span text:style-name="T34"/></text:p>
      <text:p text:style-name="P17"><text:span text:style-name="T34"/></text:p>
      <text:p text:style-name="P17"><text:soft-page-break/><text:span text:style-name="T34">Exercice:</text:span></text:p>
      <text:p text:style-name="P22"><text:span text:style-name="T20">Ecrivez un algorithme permettant, toujours sur le même principe, à l’utilisateur de saisir un nombre déterminé de valeurs. Le programme, une fois la saisie terminée, renvoie la plus grande valeur en précisant quelle position elle occupe dans le tableau. On prendra soin d’effectuer la saisie dans un premier temps, et la recherche de la plus grande valeur du tableau dans un second temps.</text:span></text:p>
      <text:p text:style-name="P22"><text:span text:style-name="T20"/></text:p>
      <text:p text:style-name="P39"><text:span text:style-name="T12"><text:s/></text:span><text:span text:style-name="T14">algorithme plusGrand_tab</text:span></text:p>
      <text:p text:style-name="P26"><text:span text:style-name="T24">variable n,t[n],max,p,i:entier</text:span></text:p>
      <text:p text:style-name="P26"><text:span text:style-name="T24">début</text:span></text:p>
      <text:p text:style-name="P26"><text:span text:style-name="T24">max← 0</text:span></text:p>
      <text:p text:style-name="P26"><text:span text:style-name="T24">p←0 </text:span></text:p>
      <text:p text:style-name="P28"><text:span text:style-name="T24">ecrire(</text:span><text:span text:style-name="T62">" </text:span><text:span text:style-name="T59">donner </text:span><text:span text:style-name="T60">un nombre déterminé de valeurs</text:span><text:span text:style-name="T62"> "</text:span><text:span text:style-name="T63">)</text:span></text:p>
      <text:p text:style-name="P35"><text:span text:style-name="T63">l</text:span><text:span text:style-name="T59">ire(n)</text:span></text:p>
      <text:p text:style-name="P26"><text:span text:style-name="T24">pour i← </text:span><text:span text:style-name="T27">0 </text:span><text:span text:style-name="T24">a n-</text:span><text:span text:style-name="T27">1</text:span><text:span text:style-name="T24"> </text:span></text:p>
      <text:p text:style-name="P29"><text:span text:style-name="T50">si t[i] &gt; max </text:span><text:span text:style-name="T67">alord</text:span></text:p>
      <text:p text:style-name="P29"><text:span text:style-name="T50">max ←t[i]</text:span></text:p>
      <text:p text:style-name="P29"><text:span text:style-name="T50">p←i</text:span></text:p>
      <text:p text:style-name="P30"><text:span text:style-name="T50">finsi</text:span></text:p>
      <text:p text:style-name="P29"><text:span text:style-name="T50">finpour</text:span></text:p>
      <text:p text:style-name="P27"><text:span text:style-name="T41">ecrire(</text:span><text:span text:style-name="T56">" </text:span><text:span text:style-name="T65">le <text:s/>plus grand nombre est :</text:span><text:span text:style-name="T56">",</text:span><text:span text:style-name="T65">max)</text:span></text:p>
      <text:p text:style-name="P27"><text:span text:style-name="T43">ecrire(</text:span><text:span text:style-name="T56">" </text:span><text:span text:style-name="T65">le position de le nombre le plus grand est :</text:span><text:span text:style-name="T56">",</text:span><text:span text:style-name="T65">p)</text:span></text:p>
      <text:p text:style-name="P29"><text:span text:style-name="T50">fin</text:span></text:p>
      <text:p text:style-name="P23"><text:span text:style-name="T52">-------</text:span></text:p>
      <text:p text:style-name="P18"><text:span text:style-name="T34">Exercice:</text:span></text:p>
      <text:p text:style-name="P24"><text:span text:style-name="T20">Toujours et encore sur le même principe, écrivez un algorithme permettant, à l’utilisateur de saisir les notes d'une classe. Le programme, une fois la saisie terminée, renvoie le nombre de ces notes supérieures à la moyenne de la classe.</text:span></text:p>
      <text:p text:style-name="P24"><text:span text:style-name="T20"/></text:p>
      <text:p text:style-name="P31"><text:span text:style-name="T24">Algorithme note</text:span></text:p>
      <text:p text:style-name="P30"><text:span text:style-name="T24">variables n,i:entier</text:span></text:p>
      <text:p text:style-name="P31"><text:span text:style-name="T24">varibale</text:span><text:span text:style-name="T29">s</text:span><text:span text:style-name="T24"> t[n],note</text:span><text:span text:style-name="T31">Sup,</text:span><text:span text:style-name="T29">s,moy</text:span><text:span text:style-name="T24">:</text:span><text:span text:style-name="T29">réel</text:span></text:p>
      <text:p text:style-name="P31"><text:span text:style-name="T24">début</text:span></text:p>
      <text:p text:style-name="P30"><text:span text:style-name="T24">s&lt;-0</text:span></text:p>
      <text:p text:style-name="P31"><text:span text:style-name="T24">pour i ← 0 a n-1</text:span></text:p>
      <text:p text:style-name="P31"><text:span text:style-name="T24">ecrire(</text:span><text:span text:style-name="T31">entrer</text:span><text:span text:style-name="T24"> les notes de classe)</text:span></text:p>
      <text:p text:style-name="P31"><text:soft-page-break/><text:span text:style-name="T24">lire (t[i])</text:span></text:p>
      <text:p text:style-name="P33"><text:span text:style-name="T24">s←s+t[i]</text:span></text:p>
      <text:p text:style-name="P34"><text:span text:style-name="T24">finpour</text:span></text:p>
      <text:p text:style-name="P33"><text:span text:style-name="T24">moy←s/n</text:span></text:p>
      <text:p text:style-name="P32"><text:span text:style-name="T24">pour i ← 0 a n-1</text:span></text:p>
      <text:p text:style-name="P33"><text:span text:style-name="T24">si </text:span><text:span text:style-name="T29">t[i]&gt;moy</text:span><text:span text:style-name="T24"> alors</text:span></text:p>
      <text:p text:style-name="P33"><text:span text:style-name="T24">noteSup </text:span><text:span text:style-name="T29">←t[i]</text:span></text:p>
      <text:p text:style-name="P34"><text:span text:style-name="T29">f</text:span><text:span text:style-name="T24">insi</text:span></text:p>
      <text:p text:style-name="P33"><text:span text:style-name="T24">finpour</text:span></text:p>
      <text:p text:style-name="P33"><text:span text:style-name="T24">fin</text:span></text:p>
      <text:p text:style-name="P33"><text:span text:style-name="T24"/></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Ubuntu mono" svg:font-family="'Ubuntu mono', 'Courier New'"/>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22T13:18:17.764937584</meta:creation-date>
    <dc:date>2020-03-22T19:53:21.528117382</dc:date>
    <meta:editing-duration>PT2H4M57S</meta:editing-duration>
    <meta:editing-cycles>15</meta:editing-cycles>
    <meta:generator>LibreOffice/6.3.5.2$Linux_X86_64 LibreOffice_project/30$Build-2</meta:generator>
    <meta:document-statistic meta:table-count="5" meta:image-count="0" meta:object-count="0" meta:page-count="17" meta:paragraph-count="625" meta:word-count="2548" meta:character-count="15405" meta:non-whitespace-character-count="13367"/>
  </office:meta>
</office:document-meta>
</file>